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5.263cm"/>
    </style:style>
    <style:style style:name="co5" style:family="table-column">
      <style:table-column-properties fo:break-before="auto" style:column-width="2.868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1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uncertainties" table:style-name="ta1">
        <office:forms form:automatic-focus="false" form:apply-design-mode="false"/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5"/>
        <table:table-column table:style-name="co6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ymbol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MACS=30kev</text:p>
          </table:table-cell>
          <table:table-cell table:style-name="ce1" office:value-type="string" calcext:value-type="string">
            <text:p>Kadonis Version</text:p>
          </table:table-cell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Notes</text:p>
          </table:table-cell>
          <table:table-cell table:style-name="Default" office:value-type="string" calcext:value-type="string">
            <text:p>Uncertainty</text:p>
          </table:table-cell>
          <table:table-cell table:style-name="Default" office:value-type="string" calcext:value-type="string">
            <text:p>Percentage calc</text:p>
          </table:table-cell>
          <table:table-cell table:style-name="Default" office:value-type="string" calcext:value-type="string">
            <text:p>Percentage 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4" calcext:value-type="float">
            <text:p>0.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1+([.H2]/[.D2])" office:value-type="float" office:value="1.07874015748032" calcext:value-type="float">
            <text:p>1.078740157</text:p>
          </table:table-cell>
          <table:table-cell office:value-type="float" office:value="1.078740157" calcext:value-type="float">
            <text:p>1.078740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3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0002" calcext:value-type="float">
            <text:p>0.0002</text:p>
          </table:table-cell>
          <table:table-cell table:formula="of:=1+([.H3]/[.D3])" office:value-type="float" office:value="1.06666666666667" calcext:value-type="float">
            <text:p>1.066666667</text:p>
          </table:table-cell>
          <table:table-cell office:value-type="float" office:value="1.066666667" calcext:value-type="float">
            <text:p>1.066666667</text:p>
          </table:table-cell>
          <table:table-cell/>
          <table:table-cell table:style-name="ce10"/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03" calcext:value-type="float">
            <text:p>0.003</text:p>
          </table:table-cell>
          <table:table-cell table:formula="of:=1+([.H4]/[.D4])" office:value-type="float" office:value="1.07142857142857" calcext:value-type="float">
            <text:p>1.071428571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0.0108+/-0.0016</text:p>
          </table:table-cell>
          <table:table-cell office:value-type="float" office:value="0.0016" calcext:value-type="float">
            <text:p>0.0016</text:p>
          </table:table-cell>
          <table:table-cell table:formula="of:=1+(0.0016 /0.0108)" office:value-type="float" office:value="1.14814814814815" calcext:value-type="float">
            <text:p>1.148148148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0154" calcext:value-type="float">
            <text:p>0.0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01" calcext:value-type="float">
            <text:p>0.001</text:p>
          </table:table-cell>
          <table:table-cell table:formula="of:=1+([.H6]/[.D6])" office:value-type="float" office:value="1.06493506493506" calcext:value-type="float">
            <text:p>1.064935065</text:p>
          </table:table-cell>
          <table:table-cell office:value-type="float" office:value="1.064935065" calcext:value-type="float">
            <text:p>1.064935065</text:p>
          </table:table-cell>
          <table:table-cell/>
          <table:table-cell table:style-name="ce11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04" calcext:value-type="float">
            <text:p>0.004</text:p>
          </table:table-cell>
          <table:table-cell table:formula="of:=1+([.H7]/[.D7])" office:value-type="float" office:value="1.19047619047619" calcext:value-type="float">
            <text:p>1.190476190</text:p>
          </table:table-cell>
          <table:table-cell office:value-type="float" office:value="1.19047619" calcext:value-type="float">
            <text:p>1.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.00848" calcext:value-type="float">
            <text:p>0.00848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00057" calcext:value-type="float">
            <text:p>0.00057</text:p>
          </table:table-cell>
          <table:table-cell table:formula="of:=1+([.H8]/[.D8])" office:value-type="float" office:value="1.06721698113208" calcext:value-type="float">
            <text:p>1.067216981</text:p>
          </table:table-cell>
          <table:table-cell office:value-type="float" office:value="1.067216981" calcext:value-type="float">
            <text:p>1.067216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1+([.H9]/[.D9])" office:value-type="float" office:value="2.46341463414634" calcext:value-type="float">
            <text:p>2.463414634</text:p>
          </table:table-cell>
          <table:table-cell office:value-type="float" office:value="2.463414634" calcext:value-type="float">
            <text:p>2.463414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058" calcext:value-type="float">
            <text:p>0.0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006" calcext:value-type="float">
            <text:p>0.0006</text:p>
          </table:table-cell>
          <table:table-cell table:formula="of:=1+([.H10]/[.D10])" office:value-type="float" office:value="1.10344827586207" calcext:value-type="float">
            <text:p>1.103448276</text:p>
          </table:table-cell>
          <table:table-cell office:value-type="float" office:value="1.103448276" calcext:value-type="float">
            <text:p>1.103448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04" calcext:value-type="float">
            <text:p>0.004</text:p>
          </table:table-cell>
          <table:table-cell table:formula="of:=1+([.H11]/[.D11])" office:value-type="float" office:value="1.10526315789474" calcext:value-type="float">
            <text:p>1.105263158</text:p>
          </table:table-cell>
          <table:table-cell office:value-type="float" office:value="1.105263158" calcext:value-type="float">
            <text:p>1.10526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.0007649" calcext:value-type="float">
            <text:p>0.0007649</text:p>
          </table:table-cell>
          <table:table-cell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percentage" office:value="0.1" calcext:value-type="percentage">
            <text:p>10.00%</text:p>
          </table:table-cell>
          <table:table-cell office:value-type="float" office:value="1.1" calcext:value-type="float">
            <text:p>1.1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.0089" calcext:value-type="float">
            <text:p>0.0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008" calcext:value-type="float">
            <text:p>0.0008</text:p>
          </table:table-cell>
          <table:table-cell table:formula="of:=1+([.H13]/[.D13])" office:value-type="float" office:value="1.08988764044944" calcext:value-type="float">
            <text:p>1.089887640</text:p>
          </table:table-cell>
          <table:table-cell office:value-type="float" office:value="1.090293454" calcext:value-type="float">
            <text:p>1.090293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1+([.H14]/[.D14])" office:value-type="float" office:value="1.03125" calcext:value-type="float">
            <text:p>1.031250000</text:p>
          </table:table-cell>
          <table:table-cell office:value-type="float" office:value="1.03125" calcext:value-type="float">
            <text:p>1.0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.032" calcext:value-type="float">
            <text:p>0.032</text:p>
          </table:table-cell>
          <table:table-cell table:formula="of:=1+([.H15]/[.D15])" office:value-type="float" office:value="1.13333333333333" calcext:value-type="float">
            <text:p>1.1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.263" calcext:value-type="float">
            <text:p>1.263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.123" calcext:value-type="float">
            <text:p>0.123</text:p>
          </table:table-cell>
          <table:table-cell table:formula="of:=1+([.H16]/[.D16])" office:value-type="float" office:value="1.09738717339667" calcext:value-type="float">
            <text:p>1.097387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0532" calcext:value-type="float">
            <text:p>0.053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0.0027" calcext:value-type="float">
            <text:p>0.0027</text:p>
          </table:table-cell>
          <table:table-cell table:formula="of:=1+([.H17]/[.D17])" office:value-type="float" office:value="1.05075187969925" calcext:value-type="float">
            <text:p>1.0507518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new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1+([.H18]/[.D18])" office:value-type="float" office:value="1.06666666666667" calcext:value-type="float">
            <text:p>1.0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1+([.H19]/[.D19])" office:value-type="float" office:value="1.05263157894737" calcext:value-type="float">
            <text:p>1.052631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new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1+([.H20]/[.D20])" office:value-type="float" office:value="1.14634146341463" calcext:value-type="float">
            <text:p>1.146341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1+([.H21]/[.D21])" office:value-type="float" office:value="1.07142857142857" calcext:value-type="float">
            <text:p>1.071428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3.74" calcext:value-type="float">
            <text:p>3.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1+([.H23]/[.D23])" office:value-type="float" office:value="1.08021390374332" calcext:value-type="float">
            <text:p>1.080213904</text:p>
          </table:table-cell>
          <table:table-cell office:value-type="float" office:value="1.080213904" calcext:value-type="float">
            <text:p>1.080213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.42" calcext:value-type="float">
            <text:p>1.4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13" calcext:value-type="float">
            <text:p>0.13</text:p>
          </table:table-cell>
          <table:table-cell table:formula="of:=1+([.H24]/[.D24])" office:value-type="float" office:value="1.09154929577465" calcext:value-type="float">
            <text:p>1.091549296</text:p>
          </table:table-cell>
          <table:table-cell office:value-type="float" office:value="1.091549296" calcext:value-type="float">
            <text:p>1.091549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7.56" calcext:value-type="float">
            <text:p>7.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59" calcext:value-type="float">
            <text:p>0.59</text:p>
          </table:table-cell>
          <table:table-cell table:formula="of:=1+([.H25]/[.D25])" office:value-type="float" office:value="1.07804232804233" calcext:value-type="float">
            <text:p>1.078042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1.82" calcext:value-type="float">
            <text:p>1.8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33" calcext:value-type="float">
            <text:p>0.33</text:p>
          </table:table-cell>
          <table:table-cell table:formula="of:=1+([.H26]/[.D26])" office:value-type="float" office:value="1.18131868131868" calcext:value-type="float">
            <text:p>1.181318681</text:p>
          </table:table-cell>
          <table:table-cell office:value-type="float" office:value="1.181318681" calcext:value-type="float">
            <text:p>1.181318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.74" calcext:value-type="float">
            <text:p>1.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1+([.H27]/[.D27])" office:value-type="float" office:value="1.05172413793103" calcext:value-type="float">
            <text:p>1.051724138</text:p>
          </table:table-cell>
          <table:table-cell office:value-type="float" office:value="1.051724138" calcext:value-type="float">
            <text:p>1.051724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1+([.H28]/[.D28])" office:value-type="float" office:value="1.04878048780488" calcext:value-type="float">
            <text:p>1.048780488</text:p>
          </table:table-cell>
          <table:table-cell office:value-type="float" office:value="1.048780488" calcext:value-type="float">
            <text:p>1.048780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1+([.H29]/[.D29])" office:value-type="float" office:value="1.2027027027027" calcext:value-type="float">
            <text:p>1.202702703</text:p>
          </table:table-cell>
          <table:table-cell office:value-type="float" office:value="1.202702703" calcext:value-type="float">
            <text:p>1.202702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0.226" calcext:value-type="float">
            <text:p>0.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1+([.H30]/[.D30])" office:value-type="float" office:value="1.04424778761062" calcext:value-type="float">
            <text:p>1.044247788</text:p>
          </table:table-cell>
          <table:table-cell office:value-type="float" office:value="1.044247788" calcext:value-type="float">
            <text:p>1.044247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0.171" calcext:value-type="float">
            <text:p>0.1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14" calcext:value-type="float">
            <text:p>0.014</text:p>
          </table:table-cell>
          <table:table-cell table:formula="of:=1+([.H31]/[.D31])" office:value-type="float" office:value="1.08187134502924" calcext:value-type="float">
            <text:p>1.081871345</text:p>
          </table:table-cell>
          <table:table-cell office:value-type="float" office:value="1.081871345" calcext:value-type="float">
            <text:p>1.081871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9.39" calcext:value-type="float">
            <text:p>9.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29" calcext:value-type="float">
            <text:p>0.29</text:p>
          </table:table-cell>
          <table:table-cell table:formula="of:=1+([.H32]/[.D32])" office:value-type="float" office:value="1.03088391906283" calcext:value-type="float">
            <text:p>1.030883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16" calcext:value-type="float">
            <text:p>0.16</text:p>
          </table:table-cell>
          <table:table-cell table:formula="of:=1+([.H34]/[.D34])" office:value-type="float" office:value="1.08080808080808" calcext:value-type="float">
            <text:p>1.080808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.55" calcext:value-type="float">
            <text:p>2.5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1+([.H38]/[.D38])" office:value-type="float" office:value="1.05882352941176" calcext:value-type="float">
            <text:p>1.058823529</text:p>
          </table:table-cell>
          <table:table-cell office:value-type="float" office:value="1.039370079" calcext:value-type="float">
            <text:p>1.0393700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1+([.H39]/[.D39])" office:value-type="float" office:value="1.03389830508475" calcext:value-type="float">
            <text:p>1.033898305</text:p>
          </table:table-cell>
          <table:table-cell office:value-type="float" office:value="1.033898305" calcext:value-type="float">
            <text:p>1.033898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.0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1+([.H41]/[.D41])" office:value-type="float" office:value="1.03181818181818" calcext:value-type="float">
            <text:p>1.031818182</text:p>
          </table:table-cell>
          <table:table-cell office:value-type="float" office:value="1.031818182" calcext:value-type="float">
            <text:p>1.03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.73" calcext:value-type="float">
            <text:p>5.73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34" calcext:value-type="float">
            <text:p>0.34</text:p>
          </table:table-cell>
          <table:table-cell table:formula="of:=1+([.H42]/[.D42])" office:value-type="float" office:value="1.05933682373473" calcext:value-type="float">
            <text:p>1.059336824</text:p>
          </table:table-cell>
          <table:table-cell office:value-type="float" office:value="1.059336824" calcext:value-type="float">
            <text:p>1.059336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44]/[.D44])" office:value-type="float" office:value="1.12820512820513" calcext:value-type="float">
            <text:p>1.128205128</text:p>
          </table:table-cell>
          <table:table-cell office:value-type="float" office:value="1.128205128" calcext:value-type="float">
            <text:p>1.128205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6" calcext:value-type="float">
            <text:p>6</text:p>
          </table:table-cell>
          <table:table-cell table:formula="of:=1+([.H45]/[.D45])" office:value-type="float" office:value="1.11764705882353" calcext:value-type="float">
            <text:p>1.117647059</text:p>
          </table:table-cell>
          <table:table-cell office:value-type="float" office:value="1.117647059" calcext:value-type="float">
            <text:p>1.11764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3" calcext:value-type="float">
            <text:p>1.3</text:p>
          </table:table-cell>
          <table:table-cell table:formula="of:=1+([.H46]/[.D46])" office:value-type="float" office:value="1.13829787234043" calcext:value-type="float">
            <text:p>1.138297872</text:p>
          </table:table-cell>
          <table:table-cell office:value-type="float" office:value="1.138297872" calcext:value-type="float">
            <text:p>1.138297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+([.H48]/[.D48])" office:value-type="float" office:value="1.09433962264151" calcext:value-type="float">
            <text:p>1.094339623</text:p>
          </table:table-cell>
          <table:table-cell office:value-type="float" office:value="1.094339623" calcext:value-type="float">
            <text:p>1.094339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1+([.H49]/[.D49])" office:value-type="float" office:value="1.10344827586207" calcext:value-type="float">
            <text:p>1.103448276</text:p>
          </table:table-cell>
          <table:table-cell office:value-type="float" office:value="1.103448276" calcext:value-type="float">
            <text:p>1.103448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56.29" calcext:value-type="float">
            <text:p>56.29</text:p>
          </table:table-cell>
          <table:table-cell office:value-type="string" calcext:value-type="string">
            <text:p>new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50]/[.D50])" office:value-type="float" office:value="1.05329543435779" calcext:value-type="float">
            <text:p>1.053295434</text:p>
          </table:table-cell>
          <table:table-cell office:value-type="float" office:value="1.072463768" calcext:value-type="float">
            <text:p>1.072463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26.8" calcext:value-type="float">
            <text:p>26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.2" calcext:value-type="float">
            <text:p>3.2</text:p>
          </table:table-cell>
          <table:table-cell table:formula="of:=1+([.H51]/[.D51])" office:value-type="float" office:value="1.11940298507463" calcext:value-type="float">
            <text:p>1.119402985</text:p>
          </table:table-cell>
          <table:table-cell office:value-type="float" office:value="1.119402985" calcext:value-type="float">
            <text:p>1.119402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64.4" calcext:value-type="float">
            <text:p>6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.7" calcext:value-type="float">
            <text:p>7.7</text:p>
          </table:table-cell>
          <table:table-cell table:formula="of:=1+([.H52]/[.D52])" office:value-type="float" office:value="1.1195652173913" calcext:value-type="float">
            <text:p>1.119565217</text:p>
          </table:table-cell>
          <table:table-cell office:value-type="float" office:value="1.119565217" calcext:value-type="float">
            <text:p>1.119565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31.8" calcext:value-type="float">
            <text:p>3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.1" calcext:value-type="float">
            <text:p>5.1</text:p>
          </table:table-cell>
          <table:table-cell table:formula="of:=1+([.H53]/[.D53])" office:value-type="float" office:value="1.16037735849057" calcext:value-type="float">
            <text:p>1.160377358</text:p>
          </table:table-cell>
          <table:table-cell office:value-type="float" office:value="1.160377358" calcext:value-type="float">
            <text:p>1.160377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2.1" calcext:value-type="float">
            <text:p>2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.1" calcext:value-type="float">
            <text:p>2.1</text:p>
          </table:table-cell>
          <table:table-cell table:formula="of:=1+([.H54]/[.D54])" office:value-type="float" office:value="1.09502262443439" calcext:value-type="float">
            <text:p>1.095022624</text:p>
          </table:table-cell>
          <table:table-cell office:value-type="float" office:value="1.095022624" calcext:value-type="float">
            <text:p>1.095022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1+([.H55]/[.D55])" office:value-type="float" office:value="1.11111111111111" calcext:value-type="float">
            <text:p>1.111111111</text:p>
          </table:table-cell>
          <table:table-cell office:value-type="float" office:value="1.111111111" calcext:value-type="float">
            <text:p>1.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57]/[.D57])" office:value-type="float" office:value="1.10526315789474" calcext:value-type="float">
            <text:p>1.105263158</text:p>
          </table:table-cell>
          <table:table-cell office:value-type="float" office:value="1.105263158" calcext:value-type="float">
            <text:p>1.10526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3" calcext:value-type="float">
            <text:p>13</text:p>
          </table:table-cell>
          <table:table-cell table:formula="of:=1+([.H58]/[.D58])" office:value-type="float" office:value="1.26530612244898" calcext:value-type="float">
            <text:p>1.265306122</text:p>
          </table:table-cell>
          <table:table-cell office:value-type="float" office:value="1.265306122" calcext:value-type="float">
            <text:p>1.265306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.3" calcext:value-type="float">
            <text:p>2.3</text:p>
          </table:table-cell>
          <table:table-cell table:formula="of:=1+([.H60]/[.D60])" office:value-type="float" office:value="1.26136363636364" calcext:value-type="float">
            <text:p>1.261363636</text:p>
          </table:table-cell>
          <table:table-cell office:value-type="float" office:value="1.261363636" calcext:value-type="float">
            <text:p>1.261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+([.H61]/[.D61])" office:value-type="float" office:value="1.17241379310345" calcext:value-type="float">
            <text:p>1.172413793</text:p>
          </table:table-cell>
          <table:table-cell office:value-type="float" office:value="1.172413793" calcext:value-type="float">
            <text:p>1.172413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6" calcext:value-type="float">
            <text:p>1.6</text:p>
          </table:table-cell>
          <table:table-cell table:formula="of:=1+([.H62]/[.D62])" office:value-type="float" office:value="1.23880597014925" calcext:value-type="float">
            <text:p>1.238805970</text:p>
          </table:table-cell>
          <table:table-cell office:value-type="float" office:value="1.23880597" calcext:value-type="float">
            <text:p>1.23880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63]/[.D63])" office:value-type="float" office:value="1.07575757575758" calcext:value-type="float">
            <text:p>1.075757576</text:p>
          </table:table-cell>
          <table:table-cell office:value-type="float" office:value="1.075757576" calcext:value-type="float">
            <text:p>1.075757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new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64]/[.D64])" office:value-type="float" office:value="1.0990099009901" calcext:value-type="float">
            <text:p>1.099009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+([.H66]/[.D66])" office:value-type="float" office:value="1.04273504273504" calcext:value-type="float">
            <text:p>1.042735043</text:p>
          </table:table-cell>
          <table:table-cell office:value-type="float" office:value="1.042735043" calcext:value-type="float">
            <text:p>1.042735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67]/[.D67])" office:value-type="float" office:value="1.1" calcext:value-type="float">
            <text:p>1.100000000</text:p>
          </table:table-cell>
          <table:table-cell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13.5" calcext:value-type="float">
            <text:p>13.5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formula="of:=1+([.H68]/[.D68])" office:value-type="float" office:value="1.05185185185185" calcext:value-type="float">
            <text:p>1.051851852</text:p>
          </table:table-cell>
          <table:table-cell office:value-type="float" office:value="1.051851852" calcext:value-type="float">
            <text:p>1.051851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5.15" calcext:value-type="float">
            <text:p>5.15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.41" calcext:value-type="float">
            <text:p>1.41</text:p>
          </table:table-cell>
          <table:table-cell table:formula="of:=1+([.H69]/[.D69])" office:value-type="float" office:value="1.27378640776699" calcext:value-type="float">
            <text:p>1.273786408</text:p>
          </table:table-cell>
          <table:table-cell office:value-type="float" office:value="1.273786408" calcext:value-type="float">
            <text:p>1.273786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39.6" calcext:value-type="float">
            <text:p>39.6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table:formula="of:=1+([.H70]/[.D70])" office:value-type="float" office:value="1.06818181818182" calcext:value-type="float">
            <text:p>1.068181818</text:p>
          </table:table-cell>
          <table:table-cell office:value-type="float" office:value="1.068181818" calcext:value-type="float">
            <text:p>1.06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4.56" calcext:value-type="float">
            <text:p>34.56</text:p>
          </table:table-cell>
          <table:table-cell office:value-type="string" calcext:value-type="string">
            <text:p>new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.9" calcext:value-type="float">
            <text:p>1.9</text:p>
          </table:table-cell>
          <table:table-cell table:formula="of:=1+([.H71]/[.D71])" office:value-type="float" office:value="1.05497685185185" calcext:value-type="float">
            <text:p>1.0549768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9.9" calcext:value-type="float">
            <text:p>29.9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formula="of:=1+([.H73]/[.D73])" office:value-type="float" office:value="1.02341137123746" calcext:value-type="float">
            <text:p>1.023411371</text:p>
          </table:table-cell>
          <table:table-cell office:value-type="float" office:value="1.023411371" calcext:value-type="float">
            <text:p>1.023411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74]/[.D74])" office:value-type="float" office:value="1.09756097560976" calcext:value-type="float">
            <text:p>1.097560976</text:p>
          </table:table-cell>
          <table:table-cell office:value-type="float" office:value="1.097560976" calcext:value-type="float">
            <text:p>1.097560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new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.3" calcext:value-type="float">
            <text:p>1.3</text:p>
          </table:table-cell>
          <table:table-cell table:formula="of:=1+([.H75]/[.D75])" office:value-type="float" office:value="1.05855855855856" calcext:value-type="float">
            <text:p>1.0585585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62.1" calcext:value-type="float">
            <text:p>62.1</text:p>
          </table:table-cell>
          <table:table-cell office:value-type="string" calcext:value-type="string">
            <text:p>new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8.7" calcext:value-type="float">
            <text:p>18.7</text:p>
          </table:table-cell>
          <table:table-cell table:formula="of:=1+([.H76]/[.D76])" office:value-type="float" office:value="1.30112721417069" calcext:value-type="float">
            <text:p>1.301127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formula="of:=1+([.H77]/[.D77])" office:value-type="float" office:value="1.0875" calcext:value-type="float">
            <text:p>1.087500000</text:p>
          </table:table-cell>
          <table:table-cell office:value-type="float" office:value="1.00875" calcext:value-type="float">
            <text:p>1.00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55.7" calcext:value-type="float">
            <text:p>55.7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table:formula="of:=1+([.H78]/[.D78])" office:value-type="float" office:value="1.0394973070018" calcext:value-type="float">
            <text:p>1.039497307</text:p>
          </table:table-cell>
          <table:table-cell office:value-type="float" office:value="1.039568345" calcext:value-type="float">
            <text:p>1.039568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29.8" calcext:value-type="float">
            <text:p>29.8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.3" calcext:value-type="float">
            <text:p>1.3</text:p>
          </table:table-cell>
          <table:table-cell table:formula="of:=1+([.H79]/[.D79])" office:value-type="float" office:value="1.04362416107383" calcext:value-type="float">
            <text:p>1.043624161</text:p>
          </table:table-cell>
          <table:table-cell office:value-type="float" office:value="1.043624161" calcext:value-type="float">
            <text:p>1.043624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" calcext:value-type="float">
            <text:p>5</text:p>
          </table:table-cell>
          <table:table-cell table:formula="of:=1+([.H80]/[.D80])" office:value-type="float" office:value="1.08474576271186" calcext:value-type="float">
            <text:p>1.084745763</text:p>
          </table:table-cell>
          <table:table-cell office:value-type="float" office:value="1.084745763" calcext:value-type="float">
            <text:p>1.084745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82]/[.D82])" office:value-type="float" office:value="1.08571428571429" calcext:value-type="float">
            <text:p>1.085714286</text:p>
          </table:table-cell>
          <table:table-cell office:value-type="float" office:value="1.085714286" calcext:value-type="float">
            <text:p>1.0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5" calcext:value-type="float">
            <text:p>15</text:p>
          </table:table-cell>
          <table:table-cell table:formula="of:=1+([.H83]/[.D83])" office:value-type="float" office:value="1.09803921568627" calcext:value-type="float">
            <text:p>1.098039216</text:p>
          </table:table-cell>
          <table:table-cell office:value-type="float" office:value="1.098039216" calcext:value-type="float">
            <text:p>1.098039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.4" calcext:value-type="float">
            <text:p>2.4</text:p>
          </table:table-cell>
          <table:table-cell table:formula="of:=1+([.H84]/[.D84])" office:value-type="float" office:value="1.125" calcext:value-type="float">
            <text:p>1.125000000</text:p>
          </table:table-cell>
          <table:table-cell office:value-type="float" office:value="1.125" calcext:value-type="float">
            <text:p>1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85]/[.D85])" office:value-type="float" office:value="1.09302325581395" calcext:value-type="float">
            <text:p>1.0930232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6" calcext:value-type="float">
            <text:p>6</text:p>
          </table:table-cell>
          <table:table-cell table:formula="of:=1+([.H86]/[.D86])" office:value-type="float" office:value="1.0431654676259" calcext:value-type="float">
            <text:p>1.043165468</text:p>
          </table:table-cell>
          <table:table-cell office:value-type="float" office:value="1.043165468" calcext:value-type="float">
            <text:p>1.043165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87]/[.D87])" office:value-type="float" office:value="1.0650406504065" calcext:value-type="float">
            <text:p>1.065040650</text:p>
          </table:table-cell>
          <table:table-cell office:value-type="float" office:value="1.06504065" calcext:value-type="float">
            <text:p>1.06504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" calcext:value-type="float">
            <text:p>5</text:p>
          </table:table-cell>
          <table:table-cell table:formula="of:=1+([.H88]/[.D88])" office:value-type="float" office:value="1.05681818181818" calcext:value-type="float">
            <text:p>1.056818182</text:p>
          </table:table-cell>
          <table:table-cell office:value-type="float" office:value="1.056818182" calcext:value-type="float">
            <text:p>1.056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37.6" calcext:value-type="float">
            <text:p>37.6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table:formula="of:=1+([.H91]/[.D91])" office:value-type="float" office:value="1.10372340425532" calcext:value-type="float">
            <text:p>1.103723404</text:p>
          </table:table-cell>
          <table:table-cell office:value-type="float" office:value="1.103723404" calcext:value-type="float">
            <text:p>1.103723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21.5" calcext:value-type="float">
            <text:p>21.5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table:formula="of:=1+([.H92]/[.D92])" office:value-type="float" office:value="1.08372093023256" calcext:value-type="float">
            <text:p>1.083720930</text:p>
          </table:table-cell>
          <table:table-cell office:value-type="float" office:value="1.08372093" calcext:value-type="float">
            <text:p>1.08372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362" calcext:value-type="float">
            <text:p>362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1+([.H93]/[.D93])" office:value-type="float" office:value="1.0524861878453" calcext:value-type="float">
            <text:p>1.052486188</text:p>
          </table:table-cell>
          <table:table-cell office:value-type="float" office:value="1.052486188" calcext:value-type="float">
            <text:p>1.052486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Theoretical, 0.2 is experimental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.0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95]/[.D95])" office:value-type="float" office:value="1.04878048780488" calcext:value-type="float">
            <text:p>1.048780488</text:p>
          </table:table-cell>
          <table:table-cell office:value-type="float" office:value="1.048780488" calcext:value-type="float">
            <text:p>1.048780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Website:60.1+/-9.6</text:p>
          </table:table-cell>
          <table:table-cell office:value-type="float" office:value="10" calcext:value-type="float">
            <text:p>10</text:p>
          </table:table-cell>
          <table:table-cell table:formula="of:=1+([.H97]/[.D97])" office:value-type="float" office:value="1.16666666666667" calcext:value-type="float">
            <text:p>1.166666667</text:p>
          </table:table-cell>
          <table:table-cell office:value-type="float" office:value="1.159733777" calcext:value-type="float">
            <text:p>1.159733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99]/[.D99])" office:value-type="float" office:value="1.07142857142857" calcext:value-type="float">
            <text:p>1.071428571</text:p>
          </table:table-cell>
          <table:table-cell office:value-type="float" office:value="1.071428571" calcext:value-type="float">
            <text:p>1.0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n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ad1:613</text:p>
          </table:table-cell>
          <table:table-cell office:value-type="float" office:value="59" calcext:value-type="float">
            <text:p>59</text:p>
          </table:table-cell>
          <table:table-cell table:formula="of:=1+([.H101]/[.D101])" office:value-type="float" office:value="1.09593495934959" calcext:value-type="float">
            <text:p>1.0959349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ad1:235</text:p>
          </table:table-cell>
          <table:table-cell office:value-type="float" office:value="9" calcext:value-type="float">
            <text:p>9</text:p>
          </table:table-cell>
          <table:table-cell table:formula="of:=1+([.H102]/[.D102])" office:value-type="float" office:value="1.03879310344828" calcext:value-type="float">
            <text:p>1.038793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6" calcext:value-type="float">
            <text:p>26</text:p>
          </table:table-cell>
          <table:table-cell table:formula="of:=1+([.H103]/[.D103])" office:value-type="float" office:value="1.0809968847352" calcext:value-type="float">
            <text:p>1.080996885</text:p>
          </table:table-cell>
          <table:table-cell office:value-type="float" office:value="1.080996885" calcext:value-type="float">
            <text:p>1.080996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ew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105]/[.D105])" office:value-type="float" office:value="1.00689655172414" calcext:value-type="float">
            <text:p>1.006896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ew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 table:formula="of:=1+([.H107]/[.D107])" office:value-type="float" office:value="1.06451612903226" calcext:value-type="float">
            <text:p>1.064516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w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108]/[.D108])" office:value-type="float" office:value="1.0156862745098" calcext:value-type="float">
            <text:p>1.015686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w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109]/[.D109])" office:value-type="float" office:value="1.06060606060606" calcext:value-type="float">
            <text:p>1.060606061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new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28" calcext:value-type="float">
            <text:p>0.28</text:p>
          </table:table-cell>
          <table:table-cell table:formula="of:=1+([.H111]/[.D111])" office:value-type="float" office:value="1.05882352941176" calcext:value-type="float">
            <text:p>1.058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n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ad1:221</text:p>
          </table:table-cell>
          <table:table-cell office:value-type="float" office:value="9" calcext:value-type="float">
            <text:p>9</text:p>
          </table:table-cell>
          <table:table-cell table:formula="of:=1+([.H112]/[.D112])" office:value-type="float" office:value="1.03879310344828" calcext:value-type="float">
            <text:p>1.038793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n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ad1:15.8</text:p>
          </table:table-cell>
          <table:table-cell office:value-type="float" office:value="0.9" calcext:value-type="float">
            <text:p>0.9</text:p>
          </table:table-cell>
          <table:table-cell table:formula="of:=1+([.H114]/[.D114])" office:value-type="float" office:value="1.05660377358491" calcext:value-type="float">
            <text:p>1.056603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Theoretical,0.2 is experimental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116]/[.D116])" office:value-type="float" office:value="1.046875" calcext:value-type="float">
            <text:p>1.046875000</text:p>
          </table:table-cell>
          <table:table-cell office:value-type="float" office:value="1.046875" calcext:value-type="float">
            <text:p>1.04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117]/[.D117])" office:value-type="float" office:value="1.04347826086957" calcext:value-type="float">
            <text:p>1.043478261</text:p>
          </table:table-cell>
          <table:table-cell office:value-type="float" office:value="1.043478261" calcext:value-type="float">
            <text:p>1.043478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0.2 improvement</text:p>
          </table:table-cell>
          <table:table-cell office:value-type="float" office:value="0.3" calcext:value-type="float">
            <text:p>0.3</text:p>
          </table:table-cell>
          <table:table-cell table:formula="of:=1+([.H118]/[.D118])" office:value-type="float" office:value="1.04838709677419" calcext:value-type="float">
            <text:p>1.048387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1+([.H120]/[.D120])" office:value-type="float" office:value="1.03157894736842" calcext:value-type="float">
            <text:p>1.031578947</text:p>
          </table:table-cell>
          <table:table-cell office:value-type="float" office:value="1.031578947" calcext:value-type="float">
            <text:p>1.0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9.24" calcext:value-type="float">
            <text:p>19.24</text:p>
          </table:table-cell>
          <table:table-cell office:value-type="string" calcext:value-type="string">
            <text:p>new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1+([.H121]/[.D121])" office:value-type="float" office:value="1.04677754677755" calcext:value-type="float">
            <text:p>1.046777547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62.83" calcext:value-type="float">
            <text:p>62.83</text:p>
          </table:table-cell>
          <table:table-cell office:value-type="string" calcext:value-type="string">
            <text:p>new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122]/[.D122])" office:value-type="float" office:value="1.06366385484641" calcext:value-type="float">
            <text:p>1.063663855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37.66" calcext:value-type="float">
            <text:p>37.66</text:p>
          </table:table-cell>
          <table:table-cell office:value-type="string" calcext:value-type="string">
            <text:p>new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123]/[.D123])" office:value-type="float" office:value="1.07966011683484" calcext:value-type="float">
            <text:p>1.079660117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97.24" calcext:value-type="float">
            <text:p>97.24</text:p>
          </table:table-cell>
          <table:table-cell office:value-type="string" calcext:value-type="string">
            <text:p>new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9" calcext:value-type="float">
            <text:p>9</text:p>
          </table:table-cell>
          <table:table-cell table:formula="of:=1+([.H124]/[.D124])" office:value-type="float" office:value="1.09255450431921" calcext:value-type="float">
            <text:p>1.092554504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30.41" calcext:value-type="float">
            <text:p>30.41</text:p>
          </table:table-cell>
          <table:table-cell office:value-type="string" calcext:value-type="string">
            <text:p>new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125]/[.D125])" office:value-type="float" office:value="1.06576783952647" calcext:value-type="float">
            <text:p>1.065767840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new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oretical</text:p>
          </table:table-cell>
          <table:table-cell table:style-name="ce8" office:value-type="percentage" office:value="2" calcext:value-type="percentage">
            <text:p>200.00%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8.828" calcext:value-type="float">
            <text:p>8.828</text:p>
          </table:table-cell>
          <table:table-cell office:value-type="string" calcext:value-type="string">
            <text:p>new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1+([.H127]/[.D127])" office:value-type="float" office:value="1.06796556411418" calcext:value-type="float">
            <text:p>1.067965564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" calcext:value-type="float">
            <text:p>5</text:p>
          </table:table-cell>
          <table:table-cell table:formula="of:=1+([.H128]/[.D128])" office:value-type="float" office:value="1.0187969924812" calcext:value-type="float">
            <text:p>1.018796992</text:p>
          </table:table-cell>
          <table:table-cell office:value-type="float" office:value="1.018796992" calcext:value-type="float">
            <text:p>1.018796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+([.H131]/[.D131])" office:value-type="float" office:value="1.14285714285714" calcext:value-type="float">
            <text:p>1.142857143</text:p>
          </table:table-cell>
          <table:table-cell office:value-type="float" office:value="1.142857143" calcext:value-type="float">
            <text:p>1.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0" calcext:value-type="float">
            <text:p>20</text:p>
          </table:table-cell>
          <table:table-cell table:formula="of:=1+([.H132]/[.D132])" office:value-type="float" office:value="1.19607843137255" calcext:value-type="float">
            <text:p>1.196078431</text:p>
          </table:table-cell>
          <table:table-cell office:value-type="float" office:value="1.196078431" calcext:value-type="float">
            <text:p>1.196078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133]/[.D133])" office:value-type="float" office:value="1.04109589041096" calcext:value-type="float">
            <text:p>1.041095890</text:p>
          </table:table-cell>
          <table:table-cell office:value-type="float" office:value="1.04109589" calcext:value-type="float">
            <text:p>1.04109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134]/[.D134])" office:value-type="float" office:value="1.07142857142857" calcext:value-type="float">
            <text:p>1.071428571</text:p>
          </table:table-cell>
          <table:table-cell office:value-type="float" office:value="1.071428571" calcext:value-type="float">
            <text:p>1.0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4" calcext:value-type="float">
            <text:p>14</text:p>
          </table:table-cell>
          <table:table-cell table:formula="of:=1+([.H135]/[.D135])" office:value-type="float" office:value="1.04129793510324" calcext:value-type="float">
            <text:p>1.041297935</text:p>
          </table:table-cell>
          <table:table-cell office:value-type="float" office:value="1.041297935" calcext:value-type="float">
            <text:p>1.0412979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" calcext:value-type="float">
            <text:p>7</text:p>
          </table:table-cell>
          <table:table-cell table:formula="of:=1+([.H136]/[.D136])" office:value-type="float" office:value="1.07070707070707" calcext:value-type="float">
            <text:p>1.070707071</text:p>
          </table:table-cell>
          <table:table-cell office:value-type="float" office:value="1.070707071" calcext:value-type="float">
            <text:p>1.070707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4" calcext:value-type="float">
            <text:p>14</text:p>
          </table:table-cell>
          <table:table-cell table:formula="of:=1+([.H138]/[.D138])" office:value-type="float" office:value="1.12962962962963" calcext:value-type="float">
            <text:p>1.129629630</text:p>
          </table:table-cell>
          <table:table-cell office:value-type="float" office:value="1.12962963" calcext:value-type="float">
            <text:p>1.12962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0.2 improvement</text:p>
          </table:table-cell>
          <table:table-cell office:value-type="float" office:value="50" calcext:value-type="float">
            <text:p>50</text:p>
          </table:table-cell>
          <table:table-cell table:formula="of:=1+([.H139]/[.D139])" office:value-type="float" office:value="1.0640204865557" calcext:value-type="float">
            <text:p>1.064020487</text:p>
          </table:table-cell>
          <table:table-cell office:value-type="float" office:value="1.064020487" calcext:value-type="float">
            <text:p>1.064020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207" calcext:value-type="float">
            <text:p>20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140]/[.D140])" office:value-type="float" office:value="1.03864734299517" calcext:value-type="float">
            <text:p>1.038647343</text:p>
          </table:table-cell>
          <table:table-cell office:value-type="float" office:value="1.038647343" calcext:value-type="float">
            <text:p>1.038647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3" calcext:value-type="float">
            <text:p>13</text:p>
          </table:table-cell>
          <table:table-cell table:formula="of:=1+([.H143]/[.D143])" office:value-type="float" office:value="1.0631067961165" calcext:value-type="float">
            <text:p>1.063106796</text:p>
          </table:table-cell>
          <table:table-cell office:value-type="float" office:value="1.063106796" calcext:value-type="float">
            <text:p>1.063106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0" calcext:value-type="float">
            <text:p>40</text:p>
          </table:table-cell>
          <table:table-cell table:formula="of:=1+([.H144]/[.D144])" office:value-type="float" office:value="1.04016064257028" calcext:value-type="float">
            <text:p>1.040160643</text:p>
          </table:table-cell>
          <table:table-cell office:value-type="float" office:value="1.040160643" calcext:value-type="float">
            <text:p>1.040160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office:value-type="float" office:value="151" calcext:value-type="float">
            <text:p>15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" calcext:value-type="float">
            <text:p>7</text:p>
          </table:table-cell>
          <table:table-cell table:formula="of:=1+([.H145]/[.D145])" office:value-type="float" office:value="1.04635761589404" calcext:value-type="float">
            <text:p>1.046357616</text:p>
          </table:table-cell>
          <table:table-cell office:value-type="float" office:value="1.046357616" calcext:value-type="float">
            <text:p>1.046357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float" office:value="156" calcext:value-type="float">
            <text:p>15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0.3 improvement</text:p>
          </table:table-cell>
          <table:table-cell office:value-type="float" office:value="5" calcext:value-type="float">
            <text:p>5</text:p>
          </table:table-cell>
          <table:table-cell table:formula="of:=1+([.H147]/[.D147])" office:value-type="float" office:value="1.03205128205128" calcext:value-type="float">
            <text:p>1.032051282</text:p>
          </table:table-cell>
          <table:table-cell office:value-type="float" office:value="1.032051282" calcext:value-type="float">
            <text:p>1.0320512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4" calcext:value-type="float">
            <text:p>14</text:p>
          </table:table-cell>
          <table:table-cell table:formula="of:=1+([.H148]/[.D148])" office:value-type="float" office:value="1.01726263871763" calcext:value-type="float">
            <text:p>1.017262639</text:p>
          </table:table-cell>
          <table:table-cell office:value-type="float" office:value="1.017262639" calcext:value-type="float">
            <text:p>1.017262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2" calcext:value-type="float">
            <text:p>102</text:p>
          </table:table-cell>
          <table:table-cell office:value-type="float" office:value="369" calcext:value-type="float">
            <text:p>369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1+([.H149]/[.D149])" office:value-type="float" office:value="1.04607046070461" calcext:value-type="float">
            <text:p>1.046070461</text:p>
          </table:table-cell>
          <table:table-cell office:value-type="float" office:value="1.046070461" calcext:value-type="float">
            <text:p>1.046070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4" calcext:value-type="float">
            <text:p>104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9" calcext:value-type="float">
            <text:p>29</text:p>
          </table:table-cell>
          <table:table-cell table:formula="of:=1+([.H150]/[.D150])" office:value-type="float" office:value="1.10034602076125" calcext:value-type="float">
            <text:p>1.100346021</text:p>
          </table:table-cell>
          <table:table-cell office:value-type="float" office:value="1.100346021" calcext:value-type="float">
            <text:p>1.100346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5" calcext:value-type="float">
            <text:p>105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60" calcext:value-type="float">
            <text:p>60</text:p>
          </table:table-cell>
          <table:table-cell table:formula="of:=1+([.H151]/[.D151])" office:value-type="float" office:value="1.05" calcext:value-type="float">
            <text:p>1.050000000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5" calcext:value-type="float">
            <text:p>25</text:p>
          </table:table-cell>
          <table:table-cell table:formula="of:=1+([.H152]/[.D152])" office:value-type="float" office:value="1.09920634920635" calcext:value-type="float">
            <text:p>1.099206349</text:p>
          </table:table-cell>
          <table:table-cell office:value-type="float" office:value="1.099206349" calcext:value-type="float">
            <text:p>1.099206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60" calcext:value-type="float">
            <text:p>60</text:p>
          </table:table-cell>
          <table:table-cell table:formula="of:=1+([.H153]/[.D153])" office:value-type="float" office:value="1.04477611940299" calcext:value-type="float">
            <text:p>1.044776119</text:p>
          </table:table-cell>
          <table:table-cell office:value-type="float" office:value="1.044776119" calcext:value-type="float">
            <text:p>1.044776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0" calcext:value-type="float">
            <text:p>20</text:p>
          </table:table-cell>
          <table:table-cell table:formula="of:=1+([.H154]/[.D154])" office:value-type="float" office:value="1.09852216748768" calcext:value-type="float">
            <text:p>1.098522167</text:p>
          </table:table-cell>
          <table:table-cell office:value-type="float" office:value="1.098522167" calcext:value-type="float">
            <text:p>1.098522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0" calcext:value-type="float">
            <text:p>20</text:p>
          </table:table-cell>
          <table:table-cell table:formula="of:=1+([.H155]/[.D155])" office:value-type="float" office:value="1.13698630136986" calcext:value-type="float">
            <text:p>1.136986301</text:p>
          </table:table-cell>
          <table:table-cell office:value-type="float" office:value="1.136986301" calcext:value-type="float">
            <text:p>1.136986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07" calcext:value-type="float">
            <text:p>107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0" calcext:value-type="float">
            <text:p>30</text:p>
          </table:table-cell>
          <table:table-cell table:formula="of:=1+([.H156]/[.D156])" office:value-type="float" office:value="1.03787878787879" calcext:value-type="float">
            <text:p>1.037878788</text:p>
          </table:table-cell>
          <table:table-cell office:value-type="float" office:value="1.037878788" calcext:value-type="float">
            <text:p>1.037878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0" calcext:value-type="float">
            <text:p>30</text:p>
          </table:table-cell>
          <table:table-cell table:formula="of:=1+([.H157]/[.D157])" office:value-type="float" office:value="1.03807106598985" calcext:value-type="float">
            <text:p>1.038071066</text:p>
          </table:table-cell>
          <table:table-cell office:value-type="float" office:value="1.038071066" calcext:value-type="float">
            <text:p>1.038071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4" calcext:value-type="float">
            <text:p>24</text:p>
          </table:table-cell>
          <table:table-cell table:formula="of:=1+([.H159]/[.D159])" office:value-type="float" office:value="1.0794701986755" calcext:value-type="float">
            <text:p>1.079470199</text:p>
          </table:table-cell>
          <table:table-cell office:value-type="float" office:value="1.079470199" calcext:value-type="float">
            <text:p>1.079470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1+([.H160]/[.D160])" office:value-type="float" office:value="2" calcext:value-type="float">
            <text:p>2.000000000</text:p>
          </table:table-cell>
          <table:table-cell office:value-type="float" office:value="1.044554455" calcext:value-type="float">
            <text:p>1.044554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  <table:table-cell office:value-type="float" office:value="237" calcext:value-type="float">
            <text:p>23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161]/[.D161])" office:value-type="float" office:value="1.0084388185654" calcext:value-type="float">
            <text:p>1.008438819</text:p>
          </table:table-cell>
          <table:table-cell office:value-type="float" office:value="1.008033827" calcext:value-type="float">
            <text:p>1.0080338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1" calcext:value-type="float">
            <text:p>111</text:p>
          </table:table-cell>
          <table:table-cell office:value-type="float" office:value="754" calcext:value-type="float">
            <text:p>7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162]/[.D162])" office:value-type="float" office:value="1.0159151193634" calcext:value-type="float">
            <text:p>1.015915119</text:p>
          </table:table-cell>
          <table:table-cell office:value-type="float" office:value="1.015915119" calcext:value-type="float">
            <text:p>1.015915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office:value-type="float" office:value="187.9" calcext:value-type="float">
            <text:p>187.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7" calcext:value-type="float">
            <text:p>1.7</text:p>
          </table:table-cell>
          <table:table-cell table:formula="of:=1+([.H163]/[.D163])" office:value-type="float" office:value="1.00904736562001" calcext:value-type="float">
            <text:p>1.009047366</text:p>
          </table:table-cell>
          <table:table-cell office:value-type="float" office:value="1.009047366" calcext:value-type="float">
            <text:p>1.009047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3" calcext:value-type="float">
            <text:p>113</text:p>
          </table:table-cell>
          <table:table-cell office:value-type="float" office:value="667" calcext:value-type="float">
            <text:p>66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1" calcext:value-type="float">
            <text:p>11</text:p>
          </table:table-cell>
          <table:table-cell table:formula="of:=1+([.H164]/[.D164])" office:value-type="float" office:value="1.01649175412294" calcext:value-type="float">
            <text:p>1.016491754</text:p>
          </table:table-cell>
          <table:table-cell office:value-type="float" office:value="1.016491754" calcext:value-type="float">
            <text:p>1.016491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float" office:value="129.2" calcext:value-type="float">
            <text:p>129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3" calcext:value-type="float">
            <text:p>1.3</text:p>
          </table:table-cell>
          <table:table-cell table:formula="of:=1+([.H165]/[.D165])" office:value-type="float" office:value="1.01006191950464" calcext:value-type="float">
            <text:p>1.010061920</text:p>
          </table:table-cell>
          <table:table-cell office:value-type="float" office:value="1.01006192" calcext:value-type="float">
            <text:p>1.01006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6" calcext:value-type="float">
            <text:p>116</text:p>
          </table:table-cell>
          <table:table-cell office:value-type="float" office:value="74.8" calcext:value-type="float">
            <text:p>74.8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formula="of:=1+([.H167]/[.D167])" office:value-type="float" office:value="1.0120320855615" calcext:value-type="float">
            <text:p>1.012032086</text:p>
          </table:table-cell>
          <table:table-cell office:value-type="float" office:value="1.012032086" calcext:value-type="float">
            <text:p>1.012032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13" calcext:value-type="float">
            <text:p>113</text:p>
          </table:table-cell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0" calcext:value-type="float">
            <text:p>70</text:p>
          </table:table-cell>
          <table:table-cell table:formula="of:=1+([.H168]/[.D168])" office:value-type="float" office:value="1.08894536213469" calcext:value-type="float">
            <text:p>1.088945362</text:p>
          </table:table-cell>
          <table:table-cell office:value-type="float" office:value="1.088945362" calcext:value-type="float">
            <text:p>1.088945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14" calcext:value-type="float">
            <text:p>114</text:p>
          </table:table-cell>
          <table:table-cell office:value-type="float" office:value="2595" calcext:value-type="float">
            <text:p>2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, isomer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0" calcext:value-type="float">
            <text:p>70</text:p>
          </table:table-cell>
          <table:table-cell table:formula="of:=1+([.H170]/[.D170])" office:value-type="float" office:value="1.09915014164306" calcext:value-type="float">
            <text:p>1.099150142</text:p>
          </table:table-cell>
          <table:table-cell office:value-type="float" office:value="1.099150142" calcext:value-type="float">
            <text:p>1.099150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171]/[.D171])" office:value-type="float" office:value="1.05714285714286" calcext:value-type="float">
            <text:p>1.057142857</text:p>
          </table:table-cell>
          <table:table-cell office:value-type="float" office:value="1.057142857" calcext:value-type="float">
            <text:p>1.0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4" calcext:value-type="float">
            <text:p>114</text:p>
          </table:table-cell>
          <table:table-cell office:value-type="float" office:value="134.4" calcext:value-type="float">
            <text:p>13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8" calcext:value-type="float">
            <text:p>1.8</text:p>
          </table:table-cell>
          <table:table-cell table:formula="of:=1+([.H172]/[.D172])" office:value-type="float" office:value="1.01339285714286" calcext:value-type="float">
            <text:p>1.013392857</text:p>
          </table:table-cell>
          <table:table-cell office:value-type="float" office:value="1.013392857" calcext:value-type="float">
            <text:p>1.01339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342.4" calcext:value-type="float">
            <text:p>34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.7" calcext:value-type="float">
            <text:p>8.7</text:p>
          </table:table-cell>
          <table:table-cell table:formula="of:=1+([.H173]/[.D173])" office:value-type="float" office:value="1.02540887850467" calcext:value-type="float">
            <text:p>1.025408879</text:p>
          </table:table-cell>
          <table:table-cell office:value-type="float" office:value="1.025408879" calcext:value-type="float">
            <text:p>1.025408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96.7" calcext:value-type="float">
            <text:p>96.7</text:p>
          </table:table-cell>
          <table:table-cell office:value-type="string" calcext:value-type="string">
            <text:p>new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174]/[.D174])" office:value-type="float" office:value="1.03102378490176" calcext:value-type="float">
            <text:p>1.031023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Website:318.8+/-4.8</text:p>
          </table:table-cell>
          <table:table-cell office:value-type="float" office:value="5" calcext:value-type="float">
            <text:p>5</text:p>
          </table:table-cell>
          <table:table-cell table:formula="of:=1+([.H175]/[.D175])" office:value-type="float" office:value="1.01567398119122" calcext:value-type="float">
            <text:p>1.015673981</text:p>
          </table:table-cell>
          <table:table-cell office:value-type="float" office:value="1.015056462" calcext:value-type="float">
            <text:p>1.015056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62.1" calcext:value-type="float">
            <text:p>6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1+([.H176]/[.D176])" office:value-type="float" office:value="1.00966183574879" calcext:value-type="float">
            <text:p>1.009661836</text:p>
          </table:table-cell>
          <table:table-cell office:value-type="float" office:value="1.009661836" calcext:value-type="float">
            <text:p>1.009661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9" calcext:value-type="float">
            <text:p>119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+([.H177]/[.D177])" office:value-type="float" office:value="1.05555555555556" calcext:value-type="float">
            <text:p>1.055555556</text:p>
          </table:table-cell>
          <table:table-cell office:value-type="float" office:value="1.055555556" calcext:value-type="float">
            <text:p>1.0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37.8" calcext:value-type="float">
            <text:p>37.8</text:p>
          </table:table-cell>
          <table:table-cell office:value-type="string" calcext:value-type="string">
            <text:p>new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.2" calcext:value-type="float">
            <text:p>1.2</text:p>
          </table:table-cell>
          <table:table-cell table:formula="of:=1+([.H178]/[.D178])" office:value-type="float" office:value="1.03174603174603" calcext:value-type="float">
            <text:p>1.031746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21.9" calcext:value-type="float">
            <text:p>21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1+([.H180]/[.D180])" office:value-type="float" office:value="1.06849315068493" calcext:value-type="float">
            <text:p>1.068493151</text:p>
          </table:table-cell>
          <table:table-cell office:value-type="float" office:value="1.068493151" calcext:value-type="float">
            <text:p>1.068493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8" calcext:value-type="float">
            <text:p>1.8</text:p>
          </table:table-cell>
          <table:table-cell table:formula="of:=1+([.H181]/[.D181])" office:value-type="float" office:value="1.15" calcext:value-type="float">
            <text:p>1.150000000</text:p>
          </table:table-cell>
          <table:table-cell office:value-type="float" office:value="1.15" calcext:value-type="float">
            <text:p>1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1" calcext:value-type="float">
            <text:p>121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6" calcext:value-type="float">
            <text:p>16</text:p>
          </table:table-cell>
          <table:table-cell table:formula="of:=1+([.H184]/[.D184])" office:value-type="float" office:value="1.03007518796992" calcext:value-type="float">
            <text:p>1.030075188</text:p>
          </table:table-cell>
          <table:table-cell office:value-type="float" office:value="1.030075188" calcext:value-type="float">
            <text:p>1.030075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2" calcext:value-type="float">
            <text:p>122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9" calcext:value-type="float">
            <text:p>9</text:p>
          </table:table-cell>
          <table:table-cell table:formula="of:=1+([.H186]/[.D186])" office:value-type="float" office:value="1.02970297029703" calcext:value-type="float">
            <text:p>1.029702970</text:p>
          </table:table-cell>
          <table:table-cell office:value-type="float" office:value="1.02970297" calcext:value-type="float">
            <text:p>1.02970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5" calcext:value-type="float">
            <text:p>125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new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ad1:535</text:p>
          </table:table-cell>
          <table:table-cell office:value-type="float" office:value="26" calcext:value-type="float">
            <text:p>26</text:p>
          </table:table-cell>
          <table:table-cell table:formula="of:=1+([.H188]/[.D188])" office:value-type="float" office:value="1.05009633911368" calcext:value-type="float">
            <text:p>1.050096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2" calcext:value-type="float">
            <text:p>122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189]/[.D189])" office:value-type="float" office:value="1.01016949152542" calcext:value-type="float">
            <text:p>1.010169492</text:p>
          </table:table-cell>
          <table:table-cell office:value-type="float" office:value="1.009140149" calcext:value-type="float">
            <text:p>1.009140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3" calcext:value-type="float">
            <text:p>123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190]/[.D190])" office:value-type="float" office:value="1.00961538461538" calcext:value-type="float">
            <text:p>1.009615385</text:p>
          </table:table-cell>
          <table:table-cell office:value-type="float" office:value="1.009615385" calcext:value-type="float">
            <text:p>1.009615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191]/[.D191])" office:value-type="float" office:value="1.01290322580645" calcext:value-type="float">
            <text:p>1.012903226</text:p>
          </table:table-cell>
          <table:table-cell office:value-type="float" office:value="1.012903226" calcext:value-type="float">
            <text:p>1.012903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192]/[.D192])" office:value-type="float" office:value="1.0092807424594" calcext:value-type="float">
            <text:p>1.009280742</text:p>
          </table:table-cell>
          <table:table-cell office:value-type="float" office:value="1.009280742" calcext:value-type="float">
            <text:p>1.009280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81.3" calcext:value-type="float">
            <text:p>8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4" calcext:value-type="float">
            <text:p>1.4</text:p>
          </table:table-cell>
          <table:table-cell table:formula="of:=1+([.H193]/[.D193])" office:value-type="float" office:value="1.01722017220172" calcext:value-type="float">
            <text:p>1.017220172</text:p>
          </table:table-cell>
          <table:table-cell office:value-type="float" office:value="1.017220172" calcext:value-type="float">
            <text:p>1.017220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44.4" calcext:value-type="float">
            <text:p>4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3" calcext:value-type="float">
            <text:p>1.3</text:p>
          </table:table-cell>
          <table:table-cell table:formula="of:=1+([.H194]/[.D194])" office:value-type="float" office:value="1.02927927927928" calcext:value-type="float">
            <text:p>1.029279279</text:p>
          </table:table-cell>
          <table:table-cell office:value-type="float" office:value="1.029279279" calcext:value-type="float">
            <text:p>1.029279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0" calcext:value-type="float">
            <text:p>130</text:p>
          </table:table-cell>
          <table:table-cell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.8" calcext:value-type="float">
            <text:p>2.8</text:p>
          </table:table-cell>
          <table:table-cell table:formula="of:=1+([.H195]/[.D195])" office:value-type="float" office:value="1.19047619047619" calcext:value-type="float">
            <text:p>1.190476190</text:p>
          </table:table-cell>
          <table:table-cell office:value-type="float" office:value="1.19047619" calcext:value-type="float">
            <text:p>1.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27" calcext:value-type="float">
            <text:p>127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0" calcext:value-type="float">
            <text:p>30</text:p>
          </table:table-cell>
          <table:table-cell table:formula="of:=1+([.H196]/[.D196])" office:value-type="float" office:value="1.04724409448819" calcext:value-type="float">
            <text:p>1.047244094</text:p>
          </table:table-cell>
          <table:table-cell office:value-type="float" office:value="1.047244094" calcext:value-type="float">
            <text:p>1.047244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2" calcext:value-type="float">
            <text:p>22</text:p>
          </table:table-cell>
          <table:table-cell table:formula="of:=1+([.H197]/[.D197])" office:value-type="float" office:value="1.04988662131519" calcext:value-type="float">
            <text:p>1.049886621</text:p>
          </table:table-cell>
          <table:table-cell office:value-type="float" office:value="1.049886621" calcext:value-type="float">
            <text:p>1.049886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3" calcext:value-type="float">
            <text:p>83</text:p>
          </table:table-cell>
          <table:table-cell table:formula="of:=1+([.H198]/[.D198])" office:value-type="float" office:value="1.12888198757764" calcext:value-type="float">
            <text:p>1.128881988</text:p>
          </table:table-cell>
          <table:table-cell office:value-type="float" office:value="1.128881988" calcext:value-type="float">
            <text:p>1.128881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1" calcext:value-type="float">
            <text:p>51</text:p>
          </table:table-cell>
          <table:table-cell table:formula="of:=1+([.H199]/[.D199])" office:value-type="float" office:value="1.14206128133705" calcext:value-type="float">
            <text:p>1.142061281</text:p>
          </table:table-cell>
          <table:table-cell office:value-type="float" office:value="1.142061281" calcext:value-type="float">
            <text:p>1.142061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28" calcext:value-type="float">
            <text:p>128</text:p>
          </table:table-cell>
          <table:table-cell office:value-type="float" office:value="263" calcext:value-type="float">
            <text:p>26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ref8</text:p>
          </table:table-cell>
          <table:table-cell office:value-type="float" office:value="4" calcext:value-type="float">
            <text:p>4</text:p>
          </table:table-cell>
          <table:table-cell table:formula="of:=1+([.H200]/[.D200])" office:value-type="float" office:value="1.01520912547529" calcext:value-type="float">
            <text:p>1.015209125</text:p>
          </table:table-cell>
          <table:table-cell office:value-type="float" office:value="1.014095238" calcext:value-type="float">
            <text:p>1.014095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 office:value-type="float" office:value="617" calcext:value-type="float">
            <text:p>61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ref8</text:p>
          </table:table-cell>
          <table:table-cell office:value-type="float" office:value="12" calcext:value-type="float">
            <text:p>12</text:p>
          </table:table-cell>
          <table:table-cell table:formula="of:=1+([.H201]/[.D201])" office:value-type="float" office:value="1.0194489465154" calcext:value-type="float">
            <text:p>1.019448947</text:p>
          </table:table-cell>
          <table:table-cell office:value-type="float" office:value="1.019448947" calcext:value-type="float">
            <text:p>1.01944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ref8</text:p>
          </table:table-cell>
          <table:table-cell office:value-type="float" office:value="2.1" calcext:value-type="float">
            <text:p>2.1</text:p>
          </table:table-cell>
          <table:table-cell table:formula="of:=1+([.H202]/[.D202])" office:value-type="float" office:value="1.01590909090909" calcext:value-type="float">
            <text:p>1.015909091</text:p>
          </table:table-cell>
          <table:table-cell office:value-type="float" office:value="1.015909091" calcext:value-type="float">
            <text:p>1.01590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2" calcext:value-type="float">
            <text:p>132</text:p>
          </table:table-cell>
          <table:table-cell office:value-type="float" office:value="64.6" calcext:value-type="float">
            <text:p>64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.3" calcext:value-type="float">
            <text:p>5.3</text:p>
          </table:table-cell>
          <table:table-cell table:formula="of:=1+([.H204]/[.D204])" office:value-type="float" office:value="1.08204334365325" calcext:value-type="float">
            <text:p>1.082043344</text:p>
          </table:table-cell>
          <table:table-cell office:value-type="float" office:value="1.008204334" calcext:value-type="float">
            <text:p>1.008204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20.2" calcext:value-type="float">
            <text:p>2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7" calcext:value-type="float">
            <text:p>1.7</text:p>
          </table:table-cell>
          <table:table-cell table:formula="of:=1+([.H206]/[.D206])" office:value-type="float" office:value="1.08415841584158" calcext:value-type="float">
            <text:p>1.084158416</text:p>
          </table:table-cell>
          <table:table-cell office:value-type="float" office:value="1.084158416" calcext:value-type="float">
            <text:p>1.084158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6" calcext:value-type="float">
            <text:p>136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1+([.H207]/[.D207])" office:value-type="float" office:value="1.08791208791209" calcext:value-type="float">
            <text:p>1.087912088</text:p>
          </table:table-cell>
          <table:table-cell office:value-type="float" office:value="1.087912088" calcext:value-type="float">
            <text:p>1.087912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1" calcext:value-type="float">
            <text:p>21</text:p>
          </table:table-cell>
          <table:table-cell table:formula="of:=1+([.H208]/[.D208])" office:value-type="float" office:value="1.04125736738703" calcext:value-type="float">
            <text:p>1.041257367</text:p>
          </table:table-cell>
          <table:table-cell office:value-type="float" office:value="1.041257367" calcext:value-type="float">
            <text:p>1.041257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 office:value-type="float" office:value="134" calcext:value-type="float">
            <text:p>134</text:p>
          </table:table-cell>
          <table:table-cell office:value-type="float" office:value="724" calcext:value-type="float">
            <text:p>72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+([.H210]/[.D210])" office:value-type="float" office:value="1.0625" calcext:value-type="float">
            <text:p>1.062500000</text:p>
          </table:table-cell>
          <table:table-cell office:value-type="float" office:value="1.0625" calcext:value-type="float">
            <text:p>1.0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  <table:table-cell office:value-type="float" office:value="746" calcext:value-type="float">
            <text:p>746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1+([.H211]/[.D211])" office:value-type="float" office:value="1.0455764075067" calcext:value-type="float">
            <text:p>1.045576408</text:p>
          </table:table-cell>
          <table:table-cell office:value-type="float" office:value="1.045576408" calcext:value-type="float">
            <text:p>1.045576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  <table:table-cell office:value-type="float" office:value="397" calcext:value-type="float">
            <text:p>397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1+([.H212]/[.D212])" office:value-type="float" office:value="1.04030226700252" calcext:value-type="float">
            <text:p>1.040302267</text:p>
          </table:table-cell>
          <table:table-cell office:value-type="float" office:value="1.040302267" calcext:value-type="float">
            <text:p>1.040302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4" calcext:value-type="float">
            <text:p>134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.6" calcext:value-type="float">
            <text:p>5.6</text:p>
          </table:table-cell>
          <table:table-cell table:formula="of:=1+([.H213]/[.D213])" office:value-type="float" office:value="1.03181818181818" calcext:value-type="float">
            <text:p>1.031818182</text:p>
          </table:table-cell>
          <table:table-cell office:value-type="float" office:value="1.031818182" calcext:value-type="float">
            <text:p>1.03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5" calcext:value-type="float">
            <text:p>135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5" calcext:value-type="float">
            <text:p>15</text:p>
          </table:table-cell>
          <table:table-cell table:formula="of:=1+([.H214]/[.D214])" office:value-type="float" office:value="1.03296703296703" calcext:value-type="float">
            <text:p>1.032967033</text:p>
          </table:table-cell>
          <table:table-cell office:value-type="float" office:value="1.032967033" calcext:value-type="float">
            <text:p>1.032967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office:value-type="float" office:value="61.2" calcext:value-type="float">
            <text:p>6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215]/[.D215])" office:value-type="float" office:value="1.03267973856209" calcext:value-type="float">
            <text:p>1.032679739</text:p>
          </table:table-cell>
          <table:table-cell office:value-type="float" office:value="1.032733224" calcext:value-type="float">
            <text:p>1.032733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7" calcext:value-type="float">
            <text:p>137</text:p>
          </table:table-cell>
          <table:table-cell office:value-type="float" office:value="76.3" calcext:value-type="float">
            <text:p>76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.4" calcext:value-type="float">
            <text:p>2.4</text:p>
          </table:table-cell>
          <table:table-cell table:formula="of:=1+([.H216]/[.D216])" office:value-type="float" office:value="1.03145478374836" calcext:value-type="float">
            <text:p>1.031454784</text:p>
          </table:table-cell>
          <table:table-cell office:value-type="float" office:value="1.032808399" calcext:value-type="float">
            <text:p>1.0328083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1+([.H217]/[.D217])" office:value-type="float" office:value="1.05" calcext:value-type="float">
            <text:p>1.050000000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57" calcext:value-type="float">
            <text:p>57</text:p>
          </table:table-cell>
          <table:table-cell office:value-type="float" office:value="138" calcext:value-type="float">
            <text:p>138</text:p>
          </table:table-cell>
          <table:table-cell office:value-type="float" office:value="419" calcext:value-type="float">
            <text:p>419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theoretical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57" calcext:value-type="float">
            <text:p>57</text:p>
          </table:table-cell>
          <table:table-cell office:value-type="float" office:value="139" calcext:value-type="float">
            <text:p>139</text:p>
          </table:table-cell>
          <table:table-cell office:value-type="float" office:value="32.4" calcext:value-type="float">
            <text:p>32.4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table:formula="of:=1+([.H219]/[.D219])" office:value-type="float" office:value="1.09567901234568" calcext:value-type="float">
            <text:p>1.095679012</text:p>
          </table:table-cell>
          <table:table-cell office:value-type="float" office:value="1.095679012" calcext:value-type="float">
            <text:p>1.095679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2" calcext:value-type="float">
            <text:p>132</text:p>
          </table:table-cell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4" calcext:value-type="float">
            <text:p>134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5" calcext:value-type="float">
            <text:p>135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6" calcext:value-type="float">
            <text:p>13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1" calcext:value-type="float">
            <text:p>21</text:p>
          </table:table-cell>
          <table:table-cell table:formula="of:=1+([.H224]/[.D224])" office:value-type="float" office:value="1.07" calcext:value-type="float">
            <text:p>1.070000000</text:p>
          </table:table-cell>
          <table:table-cell office:value-type="float" office:value="1.06402439" calcext:value-type="float">
            <text:p>1.06402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" calcext:value-type="float">
            <text:p>5</text:p>
          </table:table-cell>
          <table:table-cell table:formula="of:=1+([.H226]/[.D226])" office:value-type="float" office:value="1.02793296089385" calcext:value-type="float">
            <text:p>1.027932961</text:p>
          </table:table-cell>
          <table:table-cell office:value-type="float" office:value="1.027932961" calcext:value-type="float">
            <text:p>1.027932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9" calcext:value-type="float">
            <text:p>139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1+([.H228]/[.D228])" office:value-type="float" office:value="1.03636363636364" calcext:value-type="float">
            <text:p>1.036363636</text:p>
          </table:table-cell>
          <table:table-cell office:value-type="float" office:value="1.036363636" calcext:value-type="float">
            <text:p>1.0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41" calcext:value-type="float">
            <text:p>14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" calcext:value-type="float">
            <text:p>1</text:p>
          </table:table-cell>
          <table:table-cell table:formula="of:=1+([.H230]/[.D230])" office:value-type="float" office:value="1.03571428571429" calcext:value-type="float">
            <text:p>1.035714286</text:p>
          </table:table-cell>
          <table:table-cell office:value-type="float" office:value="1.035714286" calcext:value-type="float">
            <text:p>1.03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59" calcext:value-type="float">
            <text:p>59</text:p>
          </table:table-cell>
          <table:table-cell office:value-type="float" office:value="141" calcext:value-type="float">
            <text:p>141</text:p>
          </table:table-cell>
          <table:table-cell office:value-type="float" office:value="111.4" calcext:value-type="float">
            <text:p>11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4" calcext:value-type="float">
            <text:p>1.4</text:p>
          </table:table-cell>
          <table:table-cell table:formula="of:=1+([.H231]/[.D231])" office:value-type="float" office:value="1.01256732495512" calcext:value-type="float">
            <text:p>1.012567325</text:p>
          </table:table-cell>
          <table:table-cell office:value-type="float" office:value="1.013593883" calcext:value-type="float">
            <text:p>1.013593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59" calcext:value-type="float">
            <text:p>59</text:p>
          </table:table-cell>
          <table:table-cell office:value-type="float" office:value="142" calcext:value-type="float">
            <text:p>142</text:p>
          </table:table-cell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59" calcext:value-type="float">
            <text:p>59</text:p>
          </table:table-cell>
          <table:table-cell office:value-type="float" office:value="143" calcext:value-type="float">
            <text:p>143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1+([.H234]/[.D234])" office:value-type="float" office:value="1.02" calcext:value-type="float">
            <text:p>1.020000000</text:p>
          </table:table-cell>
          <table:table-cell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3" calcext:value-type="float">
            <text:p>14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235]/[.D235])" office:value-type="float" office:value="1.01224489795918" calcext:value-type="float">
            <text:p>1.012244898</text:p>
          </table:table-cell>
          <table:table-cell office:value-type="float" office:value="1.012244898" calcext:value-type="float">
            <text:p>1.012244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office:value-type="float" office:value="81.3" calcext:value-type="float">
            <text:p>8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1+([.H236]/[.D236])" office:value-type="float" office:value="1.01845018450185" calcext:value-type="float">
            <text:p>1.018450185</text:p>
          </table:table-cell>
          <table:table-cell office:value-type="float" office:value="1.018450185" calcext:value-type="float">
            <text:p>1.018450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" calcext:value-type="float">
            <text:p>5</text:p>
          </table:table-cell>
          <table:table-cell table:formula="of:=1+([.H237]/[.D237])" office:value-type="float" office:value="1.01176470588235" calcext:value-type="float">
            <text:p>1.011764706</text:p>
          </table:table-cell>
          <table:table-cell office:value-type="float" office:value="1.011764706" calcext:value-type="float">
            <text:p>1.011764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6" calcext:value-type="float">
            <text:p>146</text:p>
          </table:table-cell>
          <table:table-cell office:value-type="float" office:value="91.2" calcext:value-type="float">
            <text:p>9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" calcext:value-type="float">
            <text:p>1</text:p>
          </table:table-cell>
          <table:table-cell table:formula="of:=1+([.H238]/[.D238])" office:value-type="float" office:value="1.0109649122807" calcext:value-type="float">
            <text:p>1.010964912</text:p>
          </table:table-cell>
          <table:table-cell office:value-type="float" office:value="1.010964912" calcext:value-type="float">
            <text:p>1.010964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7" calcext:value-type="float">
            <text:p>147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240]/[.D240])" office:value-type="float" office:value="1.01360544217687" calcext:value-type="float">
            <text:p>1.013605442</text:p>
          </table:table-cell>
          <table:table-cell office:value-type="float" office:value="1.013605442" calcext:value-type="float">
            <text:p>1.013605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+([.H241]/[.D241])" office:value-type="float" office:value="1.06289308176101" calcext:value-type="float">
            <text:p>1.062893082</text:p>
          </table:table-cell>
          <table:table-cell office:value-type="float" office:value="1.006289308" calcext:value-type="float">
            <text:p>1.006289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61" calcext:value-type="float">
            <text:p>61</text:p>
          </table:table-cell>
          <table:table-cell office:value-type="float" office:value="147" calcext:value-type="float">
            <text:p>147</text:p>
          </table:table-cell>
          <table:table-cell office:value-type="float" office:value="709" calcext:value-type="float">
            <text:p>70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1+([.H242]/[.D242])" office:value-type="float" office:value="1.1410437235543" calcext:value-type="float">
            <text:p>1.141043724</text:p>
          </table:table-cell>
          <table:table-cell office:value-type="float" office:value="1.141043724" calcext:value-type="float">
            <text:p>1.141043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61" calcext:value-type="float">
            <text:p>61</text:p>
          </table:table-cell>
          <table:table-cell office:value-type="float" office:value="148" calcext:value-type="float">
            <text:p>148</text:p>
          </table:table-cell>
          <table:table-cell office:value-type="float" office:value="2970" calcext:value-type="float">
            <text:p>2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61" calcext:value-type="float">
            <text:p>61</text:p>
          </table:table-cell>
          <table:table-cell office:value-type="float" office:value="149" calcext:value-type="float">
            <text:p>149</text:p>
          </table:table-cell>
          <table:table-cell office:value-type="float" office:value="2510" calcext:value-type="float">
            <text:p>25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44" calcext:value-type="float">
            <text:p>144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6" calcext:value-type="float">
            <text:p>6</text:p>
          </table:table-cell>
          <table:table-cell table:formula="of:=1+([.H245]/[.D245])" office:value-type="float" office:value="1.06521739130435" calcext:value-type="float">
            <text:p>1.065217391</text:p>
          </table:table-cell>
          <table:table-cell office:value-type="float" office:value="1.065217391" calcext:value-type="float">
            <text:p>1.065217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47" calcext:value-type="float">
            <text:p>147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" calcext:value-type="float">
            <text:p>10</text:p>
          </table:table-cell>
          <table:table-cell table:formula="of:=1+([.H246]/[.D246])" office:value-type="float" office:value="1.01027749229188" calcext:value-type="float">
            <text:p>1.010277492</text:p>
          </table:table-cell>
          <table:table-cell office:value-type="float" office:value="1.010277492" calcext:value-type="float">
            <text:p>1.010277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48" calcext:value-type="float">
            <text:p>148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247]/[.D247])" office:value-type="float" office:value="1.00829875518672" calcext:value-type="float">
            <text:p>1.008298755</text:p>
          </table:table-cell>
          <table:table-cell office:value-type="float" office:value="1.008298755" calcext:value-type="float">
            <text:p>1.008298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49" calcext:value-type="float">
            <text:p>149</text:p>
          </table:table-cell>
          <table:table-cell office:value-type="float" office:value="1820" calcext:value-type="float">
            <text:p>18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7" calcext:value-type="float">
            <text:p>17</text:p>
          </table:table-cell>
          <table:table-cell table:formula="of:=1+([.H248]/[.D248])" office:value-type="float" office:value="1.00934065934066" calcext:value-type="float">
            <text:p>1.009340659</text:p>
          </table:table-cell>
          <table:table-cell office:value-type="float" office:value="1.009340659" calcext:value-type="float">
            <text:p>1.009340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249]/[.D249])" office:value-type="float" office:value="1.00947867298578" calcext:value-type="float">
            <text:p>1.009478673</text:p>
          </table:table-cell>
          <table:table-cell office:value-type="float" office:value="1.009478673" calcext:value-type="float">
            <text:p>1.009478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51" calcext:value-type="float">
            <text:p>151</text:p>
          </table:table-cell>
          <table:table-cell office:value-type="float" office:value="3031" calcext:value-type="float">
            <text:p>303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68" calcext:value-type="float">
            <text:p>68</text:p>
          </table:table-cell>
          <table:table-cell table:formula="of:=1+([.H250]/[.D250])" office:value-type="float" office:value="1.0224348399868" calcext:value-type="float">
            <text:p>1.022434840</text:p>
          </table:table-cell>
          <table:table-cell office:value-type="float" office:value="1.02243484" calcext:value-type="float">
            <text:p>1.02243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52" calcext:value-type="float">
            <text:p>152</text:p>
          </table:table-cell>
          <table:table-cell office:value-type="float" office:value="473" calcext:value-type="float">
            <text:p>47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251]/[.D251])" office:value-type="float" office:value="1.00845665961945" calcext:value-type="float">
            <text:p>1.008456660</text:p>
          </table:table-cell>
          <table:table-cell office:value-type="float" office:value="1.00845666" calcext:value-type="float">
            <text:p>1.00845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53" calcext:value-type="float">
            <text:p>153</text:p>
          </table:table-cell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54" calcext:value-type="float">
            <text:p>154</text:p>
          </table:table-cell>
          <table:table-cell office:value-type="float" office:value="206" calcext:value-type="float">
            <text:p>20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9" calcext:value-type="float">
            <text:p>9</text:p>
          </table:table-cell>
          <table:table-cell table:formula="of:=1+([.H253]/[.D253])" office:value-type="float" office:value="1.04368932038835" calcext:value-type="float">
            <text:p>1.043689320</text:p>
          </table:table-cell>
          <table:table-cell office:value-type="float" office:value="1.04368932" calcext:value-type="float">
            <text:p>1.04368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float" office:value="151" calcext:value-type="float">
            <text:p>151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n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d1:3736</text:p>
          </table:table-cell>
          <table:table-cell office:value-type="float" office:value="210" calcext:value-type="float">
            <text:p>210</text:p>
          </table:table-cell>
          <table:table-cell table:formula="of:=1+([.H254]/[.D254])" office:value-type="float" office:value="1.06109979633401" calcext:value-type="float">
            <text:p>1.061099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float" office:value="152" calcext:value-type="float">
            <text:p>152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float" office:value="153" calcext:value-type="float">
            <text:p>153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n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ad1:2710</text:p>
          </table:table-cell>
          <table:table-cell office:value-type="float" office:value="77" calcext:value-type="float">
            <text:p>77</text:p>
          </table:table-cell>
          <table:table-cell table:formula="of:=1+([.H256]/[.D256])" office:value-type="float" office:value="1.029299847793" calcext:value-type="float">
            <text:p>1.029299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float" office:value="154" calcext:value-type="float">
            <text:p>154</text:p>
          </table:table-cell>
          <table:table-cell office:value-type="float" office:value="4420" calcext:value-type="float">
            <text:p>4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1+([.H257]/[.D257])" office:value-type="float" office:value="1.15158371040724" calcext:value-type="float">
            <text:p>1.1515837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float" office:value="155" calcext:value-type="float">
            <text:p>155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4" calcext:value-type="float">
            <text:p>84</text:p>
          </table:table-cell>
          <table:table-cell table:formula="of:=1+([.H258]/[.D258])" office:value-type="float" office:value="1.06363636363636" calcext:value-type="float">
            <text:p>1.063636364</text:p>
          </table:table-cell>
          <table:table-cell office:value-type="float" office:value="1.063636364" calcext:value-type="float">
            <text:p>1.0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2" calcext:value-type="float">
            <text:p>152</text:p>
          </table:table-cell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7" calcext:value-type="float">
            <text:p>17</text:p>
          </table:table-cell>
          <table:table-cell table:formula="of:=1+([.H259]/[.D259])" office:value-type="float" office:value="1.01620591039085" calcext:value-type="float">
            <text:p>1.016205910</text:p>
          </table:table-cell>
          <table:table-cell office:value-type="float" office:value="1.01620591" calcext:value-type="float">
            <text:p>1.01620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4550" calcext:value-type="float">
            <text:p>45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4" calcext:value-type="float">
            <text:p>154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261]/[.D261])" office:value-type="float" office:value="1.01167315175097" calcext:value-type="float">
            <text:p>1.011673152</text:p>
          </table:table-cell>
          <table:table-cell office:value-type="float" office:value="1.011673152" calcext:value-type="float">
            <text:p>1.011673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2648" calcext:value-type="float">
            <text:p>2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0" calcext:value-type="float">
            <text:p>30</text:p>
          </table:table-cell>
          <table:table-cell table:formula="of:=1+([.H262]/[.D262])" office:value-type="float" office:value="1.01132930513595" calcext:value-type="float">
            <text:p>1.011329305</text:p>
          </table:table-cell>
          <table:table-cell office:value-type="float" office:value="1.011329305" calcext:value-type="float">
            <text:p>1.011329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6" calcext:value-type="float">
            <text:p>156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" calcext:value-type="float">
            <text:p>5</text:p>
          </table:table-cell>
          <table:table-cell table:formula="of:=1+([.H263]/[.D263])" office:value-type="float" office:value="1.00813008130081" calcext:value-type="float">
            <text:p>1.0081300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7" calcext:value-type="float">
            <text:p>157</text:p>
          </table:table-cell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5" calcext:value-type="float">
            <text:p>15</text:p>
          </table:table-cell>
          <table:table-cell table:formula="of:=1+([.H264]/[.D264])" office:value-type="float" office:value="1.01095690284879" calcext:value-type="float">
            <text:p>1.010956903</text:p>
          </table:table-cell>
          <table:table-cell office:value-type="float" office:value="1.010956903" calcext:value-type="float">
            <text:p>1.010956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8" calcext:value-type="float">
            <text:p>158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265]/[.D265])" office:value-type="float" office:value="1.00925925925926" calcext:value-type="float">
            <text:p>1.009259259</text:p>
          </table:table-cell>
          <table:table-cell office:value-type="float" office:value="1.009259259" calcext:value-type="float">
            <text:p>1.0092592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0" calcext:value-type="float">
            <text:p>20</text:p>
          </table:table-cell>
          <table:table-cell table:formula="of:=1+([.H266]/[.D266])" office:value-type="float" office:value="1.12987012987013" calcext:value-type="float">
            <text:p>1.129870130</text:p>
          </table:table-cell>
          <table:table-cell office:value-type="float" office:value="1.12987013" calcext:value-type="float">
            <text:p>1.12987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1+([.H267]/[.D267])" office:value-type="float" office:value="1.09493670886076" calcext:value-type="float">
            <text:p>1.094936709</text:p>
          </table:table-cell>
          <table:table-cell office:value-type="float" office:value="1.094936709" calcext:value-type="float">
            <text:p>1.094936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56" calcext:value-type="float">
            <text:p>156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new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1+([.H269]/[.D269])" office:value-type="float" office:value="1.0818858560794" calcext:value-type="float">
            <text:p>1.081885856</text:p>
          </table:table-cell>
          <table:table-cell office:value-type="float" office:value="1.089950372" calcext:value-type="float">
            <text:p>1.089950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58" calcext:value-type="float">
            <text:p>158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271]/[.D271])" office:value-type="float" office:value="1.01348314606742" calcext:value-type="float">
            <text:p>1.013483146</text:p>
          </table:table-cell>
          <table:table-cell office:value-type="float" office:value="1.013483146" calcext:value-type="float">
            <text:p>1.013483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61" calcext:value-type="float">
            <text:p>161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9" calcext:value-type="float">
            <text:p>19</text:p>
          </table:table-cell>
          <table:table-cell table:formula="of:=1+([.H272]/[.D272])" office:value-type="float" office:value="1.00967413441955" calcext:value-type="float">
            <text:p>1.009674134</text:p>
          </table:table-cell>
          <table:table-cell office:value-type="float" office:value="1.009674134" calcext:value-type="float">
            <text:p>1.009674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62" calcext:value-type="float">
            <text:p>162</text:p>
          </table:table-cell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273]/[.D273])" office:value-type="float" office:value="1.00896860986547" calcext:value-type="float">
            <text:p>1.008968610</text:p>
          </table:table-cell>
          <table:table-cell office:value-type="float" office:value="1.00896861" calcext:value-type="float">
            <text:p>1.00896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63" calcext:value-type="float">
            <text:p>163</text:p>
          </table:table-cell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1" calcext:value-type="float">
            <text:p>11</text:p>
          </table:table-cell>
          <table:table-cell table:formula="of:=1+([.H274]/[.D274])" office:value-type="float" office:value="1.00989208633094" calcext:value-type="float">
            <text:p>1.009892086</text:p>
          </table:table-cell>
          <table:table-cell office:value-type="float" office:value="1.009892086" calcext:value-type="float">
            <text:p>1.009892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275]/[.D275])" office:value-type="float" office:value="1.01415094339623" calcext:value-type="float">
            <text:p>1.014150943</text:p>
          </table:table-cell>
          <table:table-cell office:value-type="float" office:value="1.014150943" calcext:value-type="float">
            <text:p>1.014150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67" calcext:value-type="float">
            <text:p>67</text:p>
          </table:table-cell>
          <table:table-cell office:value-type="float" office:value="163" calcext:value-type="float">
            <text:p>163</text:p>
          </table:table-cell>
          <table:table-cell office:value-type="float" office:value="2125" calcext:value-type="float">
            <text:p>2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95" calcext:value-type="float">
            <text:p>95</text:p>
          </table:table-cell>
          <table:table-cell table:formula="of:=1+([.H276]/[.D276])" office:value-type="float" office:value="1.04470588235294" calcext:value-type="float">
            <text:p>1.044705882</text:p>
          </table:table-cell>
          <table:table-cell office:value-type="float" office:value="1.044705882" calcext:value-type="float">
            <text:p>1.04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1+([.H277]/[.D277])" office:value-type="float" office:value="1.078125" calcext:value-type="float">
            <text:p>1.078125000</text:p>
          </table:table-cell>
          <table:table-cell office:value-type="float" office:value="1.078125" calcext:value-type="float">
            <text:p>1.07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2" calcext:value-type="float">
            <text:p>162</text:p>
          </table:table-cell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1+([.H278]/[.D278])" office:value-type="float" office:value="1.07635467980296" calcext:value-type="float">
            <text:p>1.076354680</text:p>
          </table:table-cell>
          <table:table-cell office:value-type="float" office:value="1.07635468" calcext:value-type="float">
            <text:p>1.07635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4" calcext:value-type="float">
            <text:p>164</text:p>
          </table:table-cell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1" calcext:value-type="float">
            <text:p>51</text:p>
          </table:table-cell>
          <table:table-cell table:formula="of:=1+([.H279]/[.D279])" office:value-type="float" office:value="1.0470479704797" calcext:value-type="float">
            <text:p>1.047047970</text:p>
          </table:table-cell>
          <table:table-cell office:value-type="float" office:value="1.04704797" calcext:value-type="float">
            <text:p>1.04704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6" calcext:value-type="float">
            <text:p>166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6" calcext:value-type="float">
            <text:p>56</text:p>
          </table:table-cell>
          <table:table-cell table:formula="of:=1+([.H280]/[.D280])" office:value-type="float" office:value="1.09946714031972" calcext:value-type="float">
            <text:p>1.099467140</text:p>
          </table:table-cell>
          <table:table-cell office:value-type="float" office:value="1.09946714" calcext:value-type="float">
            <text:p>1.09946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7" calcext:value-type="float">
            <text:p>167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1+([.H281]/[.D281])" office:value-type="float" office:value="1.10035087719298" calcext:value-type="float">
            <text:p>1.100350877</text:p>
          </table:table-cell>
          <table:table-cell office:value-type="float" office:value="1.100350877" calcext:value-type="float">
            <text:p>1.100350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8" calcext:value-type="float">
            <text:p>168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4" calcext:value-type="float">
            <text:p>44</text:p>
          </table:table-cell>
          <table:table-cell table:formula="of:=1+([.H282]/[.D282])" office:value-type="float" office:value="1.1301775147929" calcext:value-type="float">
            <text:p>1.130177515</text:p>
          </table:table-cell>
          <table:table-cell office:value-type="float" office:value="1.130177515" calcext:value-type="float">
            <text:p>1.130177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9" calcext:value-type="float">
            <text:p>169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" calcext:value-type="float">
            <text:p>7</text:p>
          </table:table-cell>
          <table:table-cell table:formula="of:=1+([.H284]/[.D284])" office:value-type="float" office:value="1.04117647058824" calcext:value-type="float">
            <text:p>1.041176471</text:p>
          </table:table-cell>
          <table:table-cell office:value-type="float" office:value="1.041176471" calcext:value-type="float">
            <text:p>1.041176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69" calcext:value-type="float">
            <text:p>69</text:p>
          </table:table-cell>
          <table:table-cell office:value-type="float" office:value="169" calcext:value-type="float">
            <text:p>169</text:p>
          </table:table-cell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6" calcext:value-type="float">
            <text:p>56</text:p>
          </table:table-cell>
          <table:table-cell table:formula="of:=1+([.H285]/[.D285])" office:value-type="float" office:value="1.04960141718335" calcext:value-type="float">
            <text:p>1.049601417</text:p>
          </table:table-cell>
          <table:table-cell office:value-type="float" office:value="1.049601417" calcext:value-type="float">
            <text:p>1.0496014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69" calcext:value-type="float">
            <text:p>69</text:p>
          </table:table-cell>
          <table:table-cell office:value-type="float" office:value="170" calcext:value-type="float">
            <text:p>170</text:p>
          </table:table-cell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69" calcext:value-type="float">
            <text:p>69</text:p>
          </table:table-cell>
          <table:table-cell office:value-type="float" office:value="171" calcext:value-type="float">
            <text:p>171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68" calcext:value-type="float">
            <text:p>168</text:p>
          </table:table-cell>
          <table:table-cell office:value-type="float" office:value="1214" calcext:value-type="float">
            <text:p>1214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1+([.H288]/[.D288])" office:value-type="float" office:value="1.04036243822076" calcext:value-type="float">
            <text:p>1.040362438</text:p>
          </table:table-cell>
          <table:table-cell office:value-type="float" office:value="1.040362438" calcext:value-type="float">
            <text:p>1.040362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" calcext:value-type="float">
            <text:p>7</text:p>
          </table:table-cell>
          <table:table-cell table:formula="of:=1+([.H289]/[.D289])" office:value-type="float" office:value="1.00911458333333" calcext:value-type="float">
            <text:p>1.009114583</text:p>
          </table:table-cell>
          <table:table-cell office:value-type="float" office:value="1.001407189" calcext:value-type="float">
            <text:p>1.001407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1" calcext:value-type="float">
            <text:p>171</text:p>
          </table:table-cell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290]/[.D290])" office:value-type="float" office:value="1.0099173553719" calcext:value-type="float">
            <text:p>1.009917355</text:p>
          </table:table-cell>
          <table:table-cell office:value-type="float" office:value="1.009917355" calcext:value-type="float">
            <text:p>1.009917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291]/[.D291])" office:value-type="float" office:value="1.00879765395894" calcext:value-type="float">
            <text:p>1.008797654</text:p>
          </table:table-cell>
          <table:table-cell office:value-type="float" office:value="1.008797654" calcext:value-type="float">
            <text:p>1.008797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3" calcext:value-type="float">
            <text:p>173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" calcext:value-type="float">
            <text:p>7</text:p>
          </table:table-cell>
          <table:table-cell table:formula="of:=1+([.H292]/[.D292])" office:value-type="float" office:value="1.00928381962865" calcext:value-type="float">
            <text:p>1.009283820</text:p>
          </table:table-cell>
          <table:table-cell office:value-type="float" office:value="1.00928382" calcext:value-type="float">
            <text:p>1.00928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4" calcext:value-type="float">
            <text:p>174</text:p>
          </table:table-cell>
          <table:table-cell office:value-type="float" office:value="151" calcext:value-type="float">
            <text:p>15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+([.H293]/[.D293])" office:value-type="float" office:value="1.01324503311258" calcext:value-type="float">
            <text:p>1.013245033</text:p>
          </table:table-cell>
          <table:table-cell office:value-type="float" office:value="1.011258278" calcext:value-type="float">
            <text:p>1.011258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office:value-type="float" office:value="116" calcext:value-type="float">
            <text:p>116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1+([.H295]/[.D295])" office:value-type="float" office:value="1.01724137931034" calcext:value-type="float">
            <text:p>1.017241379</text:p>
          </table:table-cell>
          <table:table-cell office:value-type="float" office:value="1.017241379" calcext:value-type="float">
            <text:p>1.017241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71" calcext:value-type="float">
            <text:p>71</text:p>
          </table:table-cell>
          <table:table-cell office:value-type="float" office:value="175" calcext:value-type="float">
            <text:p>175</text:p>
          </table:table-cell>
          <table:table-cell office:value-type="float" office:value="1219" calcext:value-type="float">
            <text:p>1219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1+([.H296]/[.D296])" office:value-type="float" office:value="1.00820344544709" calcext:value-type="float">
            <text:p>1.008203445</text:p>
          </table:table-cell>
          <table:table-cell office:value-type="float" office:value="1.008203445" calcext:value-type="float">
            <text:p>1.008203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71" calcext:value-type="float">
            <text:p>71</text:p>
          </table:table-cell>
          <table:table-cell office:value-type="float" office:value="176" calcext:value-type="float">
            <text:p>176</text:p>
          </table:table-cell>
          <table:table-cell office:value-type="float" office:value="1639" calcext:value-type="float">
            <text:p>163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4" calcext:value-type="float">
            <text:p>14</text:p>
          </table:table-cell>
          <table:table-cell table:formula="of:=1+([.H297]/[.D297])" office:value-type="float" office:value="1.00854179377669" calcext:value-type="float">
            <text:p>1.008541794</text:p>
          </table:table-cell>
          <table:table-cell office:value-type="float" office:value="1.008541794" calcext:value-type="float">
            <text:p>1.008541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float" office:value="983" calcext:value-type="float">
            <text:p>98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6" calcext:value-type="float">
            <text:p>46</text:p>
          </table:table-cell>
          <table:table-cell table:formula="of:=1+([.H298]/[.D298])" office:value-type="float" office:value="1.04679552390641" calcext:value-type="float">
            <text:p>1.046795524</text:p>
          </table:table-cell>
          <table:table-cell office:value-type="float" office:value="1.046795524" calcext:value-type="float">
            <text:p>1.046795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office:value-type="float" office:value="626" calcext:value-type="float">
            <text:p>62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1" calcext:value-type="float">
            <text:p>11</text:p>
          </table:table-cell>
          <table:table-cell table:formula="of:=1+([.H299]/[.D299])" office:value-type="float" office:value="1.01757188498403" calcext:value-type="float">
            <text:p>1.017571885</text:p>
          </table:table-cell>
          <table:table-cell office:value-type="float" office:value="1.017571885" calcext:value-type="float">
            <text:p>1.017571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77" calcext:value-type="float">
            <text:p>177</text:p>
          </table:table-cell>
          <table:table-cell office:value-type="float" office:value="1544" calcext:value-type="float">
            <text:p>154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300]/[.D300])" office:value-type="float" office:value="1.00777202072539" calcext:value-type="float">
            <text:p>1.007772021</text:p>
          </table:table-cell>
          <table:table-cell office:value-type="float" office:value="1.007772021" calcext:value-type="float">
            <text:p>1.007772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78" calcext:value-type="float">
            <text:p>178</text:p>
          </table:table-cell>
          <table:table-cell office:value-type="float" office:value="319" calcext:value-type="float">
            <text:p>31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301]/[.D301])" office:value-type="float" office:value="1.00940438871473" calcext:value-type="float">
            <text:p>1.009404389</text:p>
          </table:table-cell>
          <table:table-cell office:value-type="float" office:value="1.009404389" calcext:value-type="float">
            <text:p>1.009404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79" calcext:value-type="float">
            <text:p>179</text:p>
          </table:table-cell>
          <table:table-cell office:value-type="float" office:value="922" calcext:value-type="float">
            <text:p>92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302]/[.D302])" office:value-type="float" office:value="1.00867678958785" calcext:value-type="float">
            <text:p>1.008676790</text:p>
          </table:table-cell>
          <table:table-cell office:value-type="float" office:value="1.00867679" calcext:value-type="float">
            <text:p>1.00867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157" calcext:value-type="float">
            <text:p>15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" calcext:value-type="float">
            <text:p>2</text:p>
          </table:table-cell>
          <table:table-cell table:formula="of:=1+([.H303]/[.D303])" office:value-type="float" office:value="1.01273885350318" calcext:value-type="float">
            <text:p>1.012738854</text:p>
          </table:table-cell>
          <table:table-cell office:value-type="float" office:value="1.012738854" calcext:value-type="float">
            <text:p>1.012738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81" calcext:value-type="float">
            <text:p>181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82" calcext:value-type="float">
            <text:p>182</text:p>
          </table:table-cell>
          <table:table-cell office:value-type="float" office:value="141" calcext:value-type="float">
            <text:p>14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305]/[.D305])" office:value-type="float" office:value="1.05673758865248" calcext:value-type="float">
            <text:p>1.05673758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3" calcext:value-type="float">
            <text:p>73</text:p>
          </table:table-cell>
          <table:table-cell office:value-type="float" office:value="179" calcext:value-type="float">
            <text:p>179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1465" calcext:value-type="float">
            <text:p>146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1+([.H307]/[.D307])" office:value-type="float" office:value="1.06825938566553" calcext:value-type="float">
            <text:p>1.068259386</text:p>
          </table:table-cell>
          <table:table-cell office:value-type="float" office:value="1.068259386" calcext:value-type="float">
            <text:p>1.068259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5" calcext:value-type="float">
            <text:p>15</text:p>
          </table:table-cell>
          <table:table-cell table:formula="of:=1+([.H308]/[.D308])" office:value-type="float" office:value="1.01958224543081" calcext:value-type="float">
            <text:p>1.019582245</text:p>
          </table:table-cell>
          <table:table-cell office:value-type="float" office:value="1.019582245" calcext:value-type="float">
            <text:p>1.019582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3" calcext:value-type="float">
            <text:p>73</text:p>
          </table:table-cell>
          <table:table-cell office:value-type="float" office:value="182" calcext:value-type="float">
            <text:p>182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office:value-type="float" office:value="660" calcext:value-type="float">
            <text:p>660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1+([.H310]/[.D310])" office:value-type="float" office:value="1.08030303030303" calcext:value-type="float">
            <text:p>1.080303030</text:p>
          </table:table-cell>
          <table:table-cell office:value-type="float" office:value="1.08030303" calcext:value-type="float">
            <text:p>1.08030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2" calcext:value-type="float">
            <text:p>182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311]/[.D311])" office:value-type="float" office:value="1.02919708029197" calcext:value-type="float">
            <text:p>1.029197080</text:p>
          </table:table-cell>
          <table:table-cell office:value-type="float" office:value="1.02919708" calcext:value-type="float">
            <text:p>1.02919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3" calcext:value-type="float">
            <text:p>183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5" calcext:value-type="float">
            <text:p>15</text:p>
          </table:table-cell>
          <table:table-cell table:formula="of:=1+([.H312]/[.D312])" office:value-type="float" office:value="1.02912621359223" calcext:value-type="float">
            <text:p>1.029126214</text:p>
          </table:table-cell>
          <table:table-cell office:value-type="float" office:value="1.029126214" calcext:value-type="float">
            <text:p>1.029126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4" calcext:value-type="float">
            <text:p>18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e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ad1:234</text:p>
          </table:table-cell>
          <table:table-cell office:value-type="float" office:value="12" calcext:value-type="float">
            <text:p>12</text:p>
          </table:table-cell>
          <table:table-cell table:formula="of:=1+([.H313]/[.D313])" office:value-type="float" office:value="1.05405405405405" calcext:value-type="float">
            <text:p>1.054054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new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1+([.H314]/[.D314])" office:value-type="float" office:value="1.10849909584087" calcext:value-type="float">
            <text:p>1.108499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6" calcext:value-type="float">
            <text:p>18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e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315]/[.D315])" office:value-type="float" office:value="1.05128205128205" calcext:value-type="float">
            <text:p>1.0512820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62" calcext:value-type="float">
            <text:p>62</text:p>
          </table:table-cell>
          <table:table-cell table:formula="of:=1+([.H316]/[.D316])" office:value-type="float" office:value="1.04039087947883" calcext:value-type="float">
            <text:p>1.040390879</text:p>
          </table:table-cell>
          <table:table-cell office:value-type="float" office:value="1.040390879" calcext:value-type="float">
            <text:p>1.040390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75" calcext:value-type="float">
            <text:p>75</text:p>
          </table:table-cell>
          <table:table-cell office:value-type="float" office:value="186" calcext:value-type="float">
            <text:p>186</text:p>
          </table:table-cell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75" calcext:value-type="float">
            <text:p>75</text:p>
          </table:table-cell>
          <table:table-cell office:value-type="float" office:value="187" calcext:value-type="float">
            <text:p>187</text:p>
          </table:table-cell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57" calcext:value-type="float">
            <text:p>57</text:p>
          </table:table-cell>
          <table:table-cell table:formula="of:=1+([.H318]/[.D318])" office:value-type="float" office:value="1.04913793103448" calcext:value-type="float">
            <text:p>1.049137931</text:p>
          </table:table-cell>
          <table:table-cell office:value-type="float" office:value="1.049137931" calcext:value-type="float">
            <text:p>1.049137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office:value-type="float" office:value="590" calcext:value-type="float">
            <text:p>590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1+([.H319]/[.D319])" office:value-type="float" office:value="1.06610169491525" calcext:value-type="float">
            <text:p>1.066101695</text:p>
          </table:table-cell>
          <table:table-cell office:value-type="float" office:value="1.072881356" calcext:value-type="float">
            <text:p>1.072881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86" calcext:value-type="float">
            <text:p>186</text:p>
          </table:table-cell>
          <table:table-cell office:value-type="float" office:value="410" calcext:value-type="float">
            <text:p>410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1+([.H320]/[.D320])" office:value-type="float" office:value="1.04146341463415" calcext:value-type="float">
            <text:p>1.041463415</text:p>
          </table:table-cell>
          <table:table-cell office:value-type="float" office:value="1.041463415" calcext:value-type="float">
            <text:p>1.041463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87" calcext:value-type="float">
            <text:p>187</text:p>
          </table:table-cell>
          <table:table-cell office:value-type="float" office:value="966" calcext:value-type="float">
            <text:p>966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1+([.H321]/[.D321])" office:value-type="float" office:value="1.03209109730849" calcext:value-type="float">
            <text:p>1.032091097</text:p>
          </table:table-cell>
          <table:table-cell office:value-type="float" office:value="1.032091097" calcext:value-type="float">
            <text:p>1.0320910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88" calcext:value-type="float">
            <text:p>188</text:p>
          </table:table-cell>
          <table:table-cell office:value-type="float" office:value="293" calcext:value-type="float">
            <text:p>293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1+([.H322]/[.D322])" office:value-type="float" office:value="1.04778156996587" calcext:value-type="float">
            <text:p>1.047781570</text:p>
          </table:table-cell>
          <table:table-cell office:value-type="float" office:value="1.04778157" calcext:value-type="float">
            <text:p>1.04778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89" calcext:value-type="float">
            <text:p>189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7" calcext:value-type="float">
            <text:p>47</text:p>
          </table:table-cell>
          <table:table-cell table:formula="of:=1+([.H323]/[.D323])" office:value-type="float" office:value="1.0402397260274" calcext:value-type="float">
            <text:p>1.040239726</text:p>
          </table:table-cell>
          <table:table-cell office:value-type="float" office:value="1.040239726" calcext:value-type="float">
            <text:p>1.040239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float" office:value="274" calcext:value-type="float">
            <text:p>274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1+([.H324]/[.D324])" office:value-type="float" office:value="1.04379562043796" calcext:value-type="float">
            <text:p>1.043795620</text:p>
          </table:table-cell>
          <table:table-cell office:value-type="float" office:value="1.04379562" calcext:value-type="float">
            <text:p>1.04379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91" calcext:value-type="float">
            <text:p>191</text:p>
          </table:table-cell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92" calcext:value-type="float">
            <text:p>192</text:p>
          </table:table-cell>
          <table:table-cell office:value-type="float" office:value="155" calcext:value-type="float">
            <text:p>155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1+([.H326]/[.D326])" office:value-type="float" office:value="1.04516129032258" calcext:value-type="float">
            <text:p>1.045161290</text:p>
          </table:table-cell>
          <table:table-cell office:value-type="float" office:value="1.04516129" calcext:value-type="float">
            <text:p>1.04516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77" calcext:value-type="float">
            <text:p>77</text:p>
          </table:table-cell>
          <table:table-cell office:value-type="float" office:value="191" calcext:value-type="float">
            <text:p>191</text:p>
          </table:table-cell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3" calcext:value-type="float">
            <text:p>43</text:p>
          </table:table-cell>
          <table:table-cell table:formula="of:=1+([.H327]/[.D327])" office:value-type="float" office:value="1.03185185185185" calcext:value-type="float">
            <text:p>1.031851852</text:p>
          </table:table-cell>
          <table:table-cell office:value-type="float" office:value="1.031851852" calcext:value-type="float">
            <text:p>1.031851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77" calcext:value-type="float">
            <text:p>77</text:p>
          </table:table-cell>
          <table:table-cell office:value-type="float" office:value="192" calcext:value-type="float">
            <text:p>192</text:p>
          </table:table-cell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77" calcext:value-type="float">
            <text:p>77</text:p>
          </table:table-cell>
          <table:table-cell office:value-type="float" office:value="193" calcext:value-type="float">
            <text:p>193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70" calcext:value-type="float">
            <text:p>70</text:p>
          </table:table-cell>
          <table:table-cell table:formula="of:=1+([.H329]/[.D329])" office:value-type="float" office:value="1.07042253521127" calcext:value-type="float">
            <text:p>1.070422535</text:p>
          </table:table-cell>
          <table:table-cell office:value-type="float" office:value="1.070422535" calcext:value-type="float">
            <text:p>1.070422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0" calcext:value-type="float">
            <text:p>190</text:p>
          </table:table-cell>
          <table:table-cell office:value-type="float" office:value="508" calcext:value-type="float">
            <text:p>508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1+([.H330]/[.D330])" office:value-type="float" office:value="1.08661417322835" calcext:value-type="float">
            <text:p>1.086614173</text:p>
          </table:table-cell>
          <table:table-cell office:value-type="float" office:value="1.086614173" calcext:value-type="float">
            <text:p>1.086614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2" calcext:value-type="float">
            <text:p>192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3" calcext:value-type="float">
            <text:p>193</text:p>
          </table:table-cell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4" calcext:value-type="float">
            <text:p>194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.000000000</text:p>
          </table:table-cell>
          <table:table-cell office:value-type="float" office:value="1.232876712" calcext:value-type="float">
            <text:p>1.2328767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5" calcext:value-type="float">
            <text:p>195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6" calcext:value-type="float">
            <text:p>196</text:p>
          </table:table-cell>
          <table:table-cell office:value-type="float" office:value="183" calcext:value-type="float">
            <text:p>183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1+([.H335]/[.D335])" office:value-type="float" office:value="1.08743169398907" calcext:value-type="float">
            <text:p>1.087431694</text:p>
          </table:table-cell>
          <table:table-cell office:value-type="float" office:value="1.087431694" calcext:value-type="float">
            <text:p>1.087431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8" calcext:value-type="float">
            <text:p>198</text:p>
          </table:table-cell>
          <table:table-cell office:value-type="float" office:value="92.2" calcext:value-type="float">
            <text:p>92.2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 table:formula="of:=1+([.H336]/[.D336])" office:value-type="float" office:value="1.04989154013015" calcext:value-type="float">
            <text:p>1.049891540</text:p>
          </table:table-cell>
          <table:table-cell office:value-type="float" office:value="1.04989154" calcext:value-type="float">
            <text:p>1.04989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79" calcext:value-type="float">
            <text:p>79</text:p>
          </table:table-cell>
          <table:table-cell office:value-type="float" office:value="197" calcext:value-type="float">
            <text:p>197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9" calcext:value-type="float">
            <text:p>9</text:p>
          </table:table-cell>
          <table:table-cell table:formula="of:=1+([.H337]/[.D337])" office:value-type="float" office:value="1.01546391752577" calcext:value-type="float">
            <text:p>1.015463918</text:p>
          </table:table-cell>
          <table:table-cell office:value-type="float" office:value="1.015463918" calcext:value-type="float">
            <text:p>1.015463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79" calcext:value-type="float">
            <text:p>79</text:p>
          </table:table-cell>
          <table:table-cell office:value-type="float" office:value="198" calcext:value-type="float">
            <text:p>198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1+([.H339]/[.D339])" office:value-type="float" office:value="1.03921568627451" calcext:value-type="float">
            <text:p>1.039215686</text:p>
          </table:table-cell>
          <table:table-cell office:value-type="float" office:value="1.039215686" calcext:value-type="float">
            <text:p>1.039215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5" calcext:value-type="float">
            <text:p>15</text:p>
          </table:table-cell>
          <table:table-cell table:formula="of:=1+([.H340]/[.D340])" office:value-type="float" office:value="1.08670520231214" calcext:value-type="float">
            <text:p>1.086705202</text:p>
          </table:table-cell>
          <table:table-cell office:value-type="float" office:value="1.086705202" calcext:value-type="float">
            <text:p>1.086705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23" calcext:value-type="float">
            <text:p>23</text:p>
          </table:table-cell>
          <table:table-cell table:formula="of:=1+([.H341]/[.D341])" office:value-type="float" office:value="1.06149732620321" calcext:value-type="float">
            <text:p>1.061497326</text:p>
          </table:table-cell>
          <table:table-cell office:value-type="float" office:value="1.061497326" calcext:value-type="float">
            <text:p>1.061497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1+([.H342]/[.D342])" office:value-type="float" office:value="1.10434782608696" calcext:value-type="float">
            <text:p>1.104347826</text:p>
          </table:table-cell>
          <table:table-cell office:value-type="float" office:value="1.104347826" calcext:value-type="float">
            <text:p>1.104347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14" calcext:value-type="float">
            <text:p>14</text:p>
          </table:table-cell>
          <table:table-cell table:formula="of:=1+([.H343]/[.D343])" office:value-type="float" office:value="1.0530303030303" calcext:value-type="float">
            <text:p>1.053030303</text:p>
          </table:table-cell>
          <table:table-cell office:value-type="float" office:value="1.053030303" calcext:value-type="float">
            <text:p>1.053030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float" office:value="63.2" calcext:value-type="float">
            <text:p>63.2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table:formula="of:=1+([.H344]/[.D344])" office:value-type="float" office:value="1.03006329113924" calcext:value-type="float">
            <text:p>1.030063291</text:p>
          </table:table-cell>
          <table:table-cell office:value-type="float" office:value="1.030063291" calcext:value-type="float">
            <text:p>1.030063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204" calcext:value-type="float">
            <text:p>204</text:p>
          </table:table-cell>
          <table:table-cell office:value-type="float" office:value="42" calcext:value-type="float">
            <text:p>42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1+([.H346]/[.D346])" office:value-type="float" office:value="1.0952380952381" calcext:value-type="float">
            <text:p>1.095238095</text:p>
          </table:table-cell>
          <table:table-cell office:value-type="float" office:value="1.095238095" calcext:value-type="float">
            <text:p>1.095238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81" calcext:value-type="float">
            <text:p>81</text:p>
          </table:table-cell>
          <table:table-cell office:value-type="float" office:value="203" calcext:value-type="float">
            <text:p>20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8" calcext:value-type="float">
            <text:p>8</text:p>
          </table:table-cell>
          <table:table-cell table:formula="of:=1+([.H347]/[.D347])" office:value-type="float" office:value="1.06451612903226" calcext:value-type="float">
            <text:p>1.064516129</text:p>
          </table:table-cell>
          <table:table-cell office:value-type="float" office:value="1.064516129" calcext:value-type="float">
            <text:p>1.064516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81" calcext:value-type="float">
            <text:p>81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81" calcext:value-type="float">
            <text:p>81</text:p>
          </table:table-cell>
          <table:table-cell office:value-type="float" office:value="205" calcext:value-type="float">
            <text:p>2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4" calcext:value-type="float">
            <text:p>4</text:p>
          </table:table-cell>
          <table:table-cell table:formula="of:=1+([.H349]/[.D349])" office:value-type="float" office:value="1.07407407407407" calcext:value-type="float">
            <text:p>1.074074074</text:p>
          </table:table-cell>
          <table:table-cell office:value-type="float" office:value="1.074074074" calcext:value-type="float">
            <text:p>1.074074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4" calcext:value-type="float">
            <text:p>20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ew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formula="of:=1+([.H350]/[.D350])" office:value-type="float" office:value="1.0379746835443" calcext:value-type="float">
            <text:p>1.037974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5" calcext:value-type="float">
            <text:p>20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6" calcext:value-type="float">
            <text:p>206</text:p>
          </table:table-cell>
          <table:table-cell office:value-type="float" office:value="14.5" calcext:value-type="float">
            <text:p>14.5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formula="of:=1+([.H352]/[.D352])" office:value-type="float" office:value="1.02068965517241" calcext:value-type="float">
            <text:p>1.020689655</text:p>
          </table:table-cell>
          <table:table-cell office:value-type="float" office:value="1.020689655" calcext:value-type="float">
            <text:p>1.020689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7" calcext:value-type="float">
            <text:p>207</text:p>
          </table:table-cell>
          <table:table-cell office:value-type="float" office:value="9.9" calcext:value-type="float">
            <text:p>9.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ref49</text:p>
          </table:table-cell>
          <table:table-cell office:value-type="float" office:value="0.5" calcext:value-type="float">
            <text:p>0.5</text:p>
          </table:table-cell>
          <table:table-cell table:formula="of:=1+([.H353]/[.D353])" office:value-type="float" office:value="1.05050505050505" calcext:value-type="float">
            <text:p>1.050505051</text:p>
          </table:table-cell>
          <table:table-cell office:value-type="float" office:value="1.050505051" calcext:value-type="float">
            <text:p>1.050505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8" calcext:value-type="float">
            <text:p>208</text:p>
          </table:table-cell>
          <table:table-cell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atest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1+([.H354]/[.D354])" office:value-type="float" office:value="1.08333333333333" calcext:value-type="float">
            <text:p>1.083333333</text:p>
          </table:table-cell>
          <table:table-cell office:value-type="float" office:value="1.083333333" calcext:value-type="float">
            <text:p>1.0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83" calcext:value-type="float">
            <text:p>83</text:p>
          </table:table-cell>
          <table:table-cell office:value-type="float" office:value="209" calcext:value-type="float">
            <text:p>209</text:p>
          </table:table-cell>
          <table:table-cell office:value-type="float" office:value="2.56" calcext:value-type="float">
            <text:p>2.56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ref51</text:p>
          </table:table-cell>
          <table:table-cell office:value-type="float" office:value="0.3" calcext:value-type="float">
            <text:p>0.3</text:p>
          </table:table-cell>
          <table:table-cell table:formula="of:=1+([.H355]/[.D355])" office:value-type="float" office:value="1.1171875" calcext:value-type="float">
            <text:p>1.117187500</text:p>
          </table:table-cell>
          <table:table-cell office:value-type="float" office:value="1.1171875" calcext:value-type="float">
            <text:p>1.117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83" calcext:value-type="float">
            <text:p>83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test</text:p>
          </table:table-cell>
          <table:table-cell office:value-type="string" calcext:value-type="string">
            <text:p>theoretica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.00000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55">
          <table:table-cell table:style-name="Default" table:number-columns-repeated="4"/>
          <table:table-cell table:style-name="ce1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1"/>
          <table:table-cell table:style-name="Default" table:number-columns-repeated="5"/>
          <table:table-cell table:number-columns-repeated="2"/>
        </table:table-row>
      </table:table>
      <table:table table:name="expanded" table:style-name="ta1">
        <office:forms form:automatic-focus="false" form:apply-design-mode="false"/>
        <table:table-column table:style-name="co1" table:number-columns-repeated="5" table:default-cell-style-name="ce4"/>
        <table:table-column table:style-name="co5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ymbol</text:p>
          </table:table-cell>
          <table:table-cell table:style-name="Default" office:value-type="string" calcext:value-type="string">
            <text:p>Z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MACS=30kev</text:p>
          </table:table-cell>
          <table:table-cell table:style-name="Default" office:value-type="string" calcext:value-type="string">
            <text:p>Uncertainty</text:p>
          </table:table-cell>
          <table:table-cell office:value-type="string" calcext:value-type="string">
            <text:p>Percentage calc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1.7" calcext:value-type="float">
            <text:p>11.7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13.5" calcext:value-type="float">
            <text:p>13.5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5.15" calcext:value-type="float">
            <text:p>5.15</text:p>
          </table:table-cell>
          <table:table-cell office:value-type="float" office:value="1.41" calcext:value-type="float">
            <text:p>1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39.6" calcext:value-type="float">
            <text:p>39.6</text:p>
          </table:table-cell>
          <table:table-cell office:value-type="float" office:value="2.7" calcext:value-type="float">
            <text:p>2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34.56" calcext:value-type="float">
            <text:p>34.56</text:p>
          </table:table-cell>
          <table:table-cell office:value-type="float" office:value="1.9" calcext:value-type="float">
            <text:p>1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9.9" calcext:value-type="float">
            <text:p>29.9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22.2" calcext:value-type="float">
            <text:p>22.2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62.1" calcext:value-type="float">
            <text:p>62.1</text:p>
          </table:table-cell>
          <table:table-cell office:value-type="float" office:value="18.7" calcext:value-type="float">
            <text:p>18.7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55.7" calcext:value-type="float">
            <text:p>55.7</text:p>
          </table:table-cell>
          <table:table-cell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29.8" calcext:value-type="float">
            <text:p>29.8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19.2" calcext:value-type="float">
            <text:p>19.2</text:p>
          </table:table-cell>
          <table:table-cell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1.5" calcext:value-type="float">
            <text:p>21.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243" calcext:value-type="float">
            <text:p>243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37.6" calcext:value-type="float">
            <text:p>37.6</text:p>
          </table:table-cell>
          <table:table-cell office:value-type="float" office:value="3.9" calcext:value-type="float">
            <text:p>3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21.5" calcext:value-type="float">
            <text:p>21.5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362" calcext:value-type="float">
            <text:p>362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267" calcext:value-type="float">
            <text:p>267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418" calcext:value-type="float">
            <text:p>418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263" calcext:value-type="float">
            <text:p>26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615" calcext:value-type="float">
            <text:p>615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232" calcext:value-type="float">
            <text:p>23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78" calcext:value-type="float">
            <text:p>78</text:p>
          </table:table-cell>
          <table:table-cell office:value-type="float" office:value="321" calcext:value-type="float">
            <text:p>32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959" calcext:value-type="float">
            <text:p>959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607" calcext:value-type="float">
            <text:p>60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float" office:value="4.76" calcext:value-type="float">
            <text:p>4.76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232" calcext:value-type="float">
            <text:p>23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202" calcext:value-type="float">
            <text:p>202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15.9" calcext:value-type="float">
            <text:p>15.9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368" calcext:value-type="float">
            <text:p>368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6.2" calcext:value-type="float">
            <text:p>6.2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9.24" calcext:value-type="float">
            <text:p>19.24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62.83" calcext:value-type="float">
            <text:p>62.8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37.66" calcext:value-type="float">
            <text:p>37.6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  <table:table-cell office:value-type="float" office:value="97.24" calcext:value-type="float">
            <text:p>97.2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30.41" calcext:value-type="float">
            <text:p>30.4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28.35" calcext:value-type="float">
            <text:p>28.35</text:p>
          </table:table-cell>
          <table:table-cell table:style-name="ce8" office:value-type="percentage" office:value="2" calcext:value-type="percentage">
            <text:p>200.00%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8.828" calcext:value-type="float">
            <text:p>8.828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float" office:value="94" calcext:value-type="float">
            <text:p>94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310" calcext:value-type="float">
            <text:p>31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3" calcext:value-type="float">
            <text:p>93</text:p>
          </table:table-cell>
          <table:table-cell table:style-name="ce13" office:value-type="float" office:value="4.397" calcext:value-type="float">
            <text:p>4.397</text:p>
          </table:table-cell>
          <table:table-cell table:style-name="ce8" office:value-type="percentage" office:value="2" calcext:value-type="percentage">
            <text:p>200.00%</text:p>
          </table:table-cell>
          <table:table-cell/>
          <table:table-cell table:style-name="ce14" office:value-type="string" calcext:value-type="string">
            <text:p>JINAC</text:p>
          </table:table-cell>
          <table:table-cell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292" calcext:value-type="float">
            <text:p>29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office:value-type="float" office:value="339" calcext:value-type="float">
            <text:p>33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240" calcext:value-type="float">
            <text:p>24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97" calcext:value-type="float">
            <text:p>97</text:p>
          </table:table-cell>
          <table:table-cell table:style-name="ce13" office:value-type="float" office:value="13.565" calcext:value-type="float">
            <text:p>13.565</text:p>
          </table:table-cell>
          <table:table-cell table:style-name="ce8" office:value-type="percentage" office:value="2" calcext:value-type="percentage">
            <text:p>200.00%</text:p>
          </table:table-cell>
          <table:table-cell/>
          <table:table-cell table:style-name="ce14" office:value-type="string" calcext:value-type="string">
            <text:p>JINAC</text:p>
          </table:table-cell>
          <table:table-cell/>
        </table:table-row>
        <table:table-row table:style-name="ro1"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781" calcext:value-type="float">
            <text:p>78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631" calcext:value-type="float">
            <text:p>631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206" calcext:value-type="float">
            <text:p>206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  <table:table-cell office:value-type="float" office:value="996" calcext:value-type="float">
            <text:p>996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3" calcext:value-type="float">
            <text:p>103</text:p>
          </table:table-cell>
          <table:table-cell office:value-type="float" office:value="343" calcext:value-type="float">
            <text:p>34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float" office:value="103" calcext:value-type="float">
            <text:p>103</text:p>
          </table:table-cell>
          <table:table-cell office:value-type="float" office:value="811" calcext:value-type="float">
            <text:p>811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1"/>
          <table:table-cell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2" calcext:value-type="float">
            <text:p>102</text:p>
          </table:table-cell>
          <table:table-cell office:value-type="float" office:value="369" calcext:value-type="float">
            <text:p>36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4" calcext:value-type="float">
            <text:p>104</text:p>
          </table:table-cell>
          <table:table-cell office:value-type="float" office:value="289" calcext:value-type="float">
            <text:p>289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5" calcext:value-type="float">
            <text:p>105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7" calcext:value-type="float">
            <text:p>107</text:p>
          </table:table-cell>
          <table:table-cell office:value-type="float" office:value="1340" calcext:value-type="float">
            <text:p>134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07" calcext:value-type="float">
            <text:p>107</text:p>
          </table:table-cell>
          <table:table-cell office:value-type="float" office:value="792" calcext:value-type="float">
            <text:p>792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09" calcext:value-type="float">
            <text:p>109</text:p>
          </table:table-cell>
          <table:table-cell office:value-type="float" office:value="788" calcext:value-type="float">
            <text:p>78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office:value-type="float" office:value="1172" calcext:value-type="float">
            <text:p>1172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float" office:value="302" calcext:value-type="float">
            <text:p>30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1" calcext:value-type="float">
            <text:p>111</text:p>
          </table:table-cell>
          <table:table-cell office:value-type="float" office:value="754" calcext:value-type="float">
            <text:p>75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office:value-type="float" office:value="187.9" calcext:value-type="float">
            <text:p>187.9</text:p>
          </table:table-cell>
          <table:table-cell office:value-type="float" office:value="1.7" calcext:value-type="float">
            <text:p>1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3" calcext:value-type="float">
            <text:p>113</text:p>
          </table:table-cell>
          <table:table-cell office:value-type="float" office:value="667" calcext:value-type="float">
            <text:p>66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office:value-type="float" office:value="129.2" calcext:value-type="float">
            <text:p>129.2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5" calcext:value-type="float">
            <text:p>115</text:p>
          </table:table-cell>
          <table:table-cell office:value-type="float" office:value="290" calcext:value-type="float">
            <text:p>29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float" office:value="116" calcext:value-type="float">
            <text:p>116</text:p>
          </table:table-cell>
          <table:table-cell office:value-type="float" office:value="74.8" calcext:value-type="float">
            <text:p>74.8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13" calcext:value-type="float">
            <text:p>113</text:p>
          </table:table-cell>
          <table:table-cell office:value-type="float" office:value="787" calcext:value-type="float">
            <text:p>787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14" calcext:value-type="float">
            <text:p>114</text:p>
          </table:table-cell>
          <table:table-cell office:value-type="float" office:value="2595" calcext:value-type="float">
            <text:p>2595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float" office:value="115" calcext:value-type="float">
            <text:p>115</text:p>
          </table:table-cell>
          <table:table-cell office:value-type="float" office:value="706" calcext:value-type="float">
            <text:p>706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4" calcext:value-type="float">
            <text:p>114</text:p>
          </table:table-cell>
          <table:table-cell office:value-type="float" office:value="134.4" calcext:value-type="float">
            <text:p>134.4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342.4" calcext:value-type="float">
            <text:p>342.4</text:p>
          </table:table-cell>
          <table:table-cell office:value-type="float" office:value="8.7" calcext:value-type="float">
            <text:p>8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96.7" calcext:value-type="float">
            <text:p>96.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62.1" calcext:value-type="float">
            <text:p>62.1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19" calcext:value-type="float">
            <text:p>119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37.8" calcext:value-type="float">
            <text:p>37.8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21.9" calcext:value-type="float">
            <text:p>21.9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1" calcext:value-type="float">
            <text:p>121</text:p>
          </table:table-cell>
          <table:table-cell office:value-type="float" office:value="532" calcext:value-type="float">
            <text:p>53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2" calcext:value-type="float">
            <text:p>122</text:p>
          </table:table-cell>
          <table:table-cell office:value-type="float" office:value="894" calcext:value-type="float">
            <text:p>894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303" calcext:value-type="float">
            <text:p>303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51" calcext:value-type="float">
            <text:p>51</text:p>
          </table:table-cell>
          <table:table-cell office:value-type="float" office:value="125" calcext:value-type="float">
            <text:p>125</text:p>
          </table:table-cell>
          <table:table-cell office:value-type="float" office:value="260" calcext:value-type="float">
            <text:p>2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0" calcext:value-type="float">
            <text:p>120</text:p>
          </table:table-cell>
          <table:table-cell office:value-type="float" office:value="519" calcext:value-type="float">
            <text:p>51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2" calcext:value-type="float">
            <text:p>122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3" calcext:value-type="float">
            <text:p>123</text:p>
          </table:table-cell>
          <table:table-cell office:value-type="float" office:value="832" calcext:value-type="float">
            <text:p>83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office:value-type="float" office:value="431" calcext:value-type="float">
            <text:p>43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office:value-type="float" office:value="81.3" calcext:value-type="float">
            <text:p>81.3</text:p>
          </table:table-cell>
          <table:table-cell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44.4" calcext:value-type="float">
            <text:p>44.4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float" office:value="130" calcext:value-type="float">
            <text:p>130</text:p>
          </table:table-cell>
          <table:table-cell office:value-type="float" office:value="14.7" calcext:value-type="float">
            <text:p>14.7</text:p>
          </table:table-cell>
          <table:table-cell office:value-type="float" office:value="2.8" calcext:value-type="float">
            <text:p>2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27" calcext:value-type="float">
            <text:p>127</text:p>
          </table:table-cell>
          <table:table-cell office:value-type="float" office:value="635" calcext:value-type="float">
            <text:p>63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float" office:value="129" calcext:value-type="float">
            <text:p>129</text:p>
          </table:table-cell>
          <table:table-cell office:value-type="float" office:value="441" calcext:value-type="float">
            <text:p>44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office:value-type="float" office:value="644" calcext:value-type="float">
            <text:p>644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26" calcext:value-type="float">
            <text:p>126</text:p>
          </table:table-cell>
          <table:table-cell office:value-type="float" office:value="359" calcext:value-type="float">
            <text:p>359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28" calcext:value-type="float">
            <text:p>128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29" calcext:value-type="float">
            <text:p>129</text:p>
          </table:table-cell>
          <table:table-cell office:value-type="float" office:value="617" calcext:value-type="float">
            <text:p>61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2.1" calcext:value-type="float">
            <text:p>2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340" calcext:value-type="float">
            <text:p>34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2" calcext:value-type="float">
            <text:p>132</text:p>
          </table:table-cell>
          <table:table-cell office:value-type="float" office:value="64.6" calcext:value-type="float">
            <text:p>64.6</text:p>
          </table:table-cell>
          <table:table-cell office:value-type="float" office:value="5.3" calcext:value-type="float">
            <text:p>5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20.2" calcext:value-type="float">
            <text:p>20.2</text:p>
          </table:table-cell>
          <table:table-cell office:value-type="float" office:value="1.7" calcext:value-type="float">
            <text:p>1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float" office:value="136" calcext:value-type="float">
            <text:p>136</text:p>
          </table:table-cell>
          <table:table-cell office:value-type="float" office:value="0.91" calcext:value-type="float">
            <text:p>0.91</text:p>
          </table:table-cell>
          <table:table-cell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office:value-type="float" office:value="509" calcext:value-type="float">
            <text:p>509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 office:value-type="float" office:value="134" calcext:value-type="float">
            <text:p>134</text:p>
          </table:table-cell>
          <table:table-cell office:value-type="float" office:value="724" calcext:value-type="float">
            <text:p>72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  <table:table-cell office:value-type="float" office:value="746" calcext:value-type="float">
            <text:p>746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2" calcext:value-type="float">
            <text:p>132</text:p>
          </table:table-cell>
          <table:table-cell office:value-type="float" office:value="397" calcext:value-type="float">
            <text:p>39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4" calcext:value-type="float">
            <text:p>134</text:p>
          </table:table-cell>
          <table:table-cell office:value-type="float" office:value="176" calcext:value-type="float">
            <text:p>176</text:p>
          </table:table-cell>
          <table:table-cell office:value-type="float" office:value="5.6" calcext:value-type="float">
            <text:p>5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5" calcext:value-type="float">
            <text:p>135</text:p>
          </table:table-cell>
          <table:table-cell office:value-type="float" office:value="455" calcext:value-type="float">
            <text:p>45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6" calcext:value-type="float">
            <text:p>136</text:p>
          </table:table-cell>
          <table:table-cell office:value-type="float" office:value="61.2" calcext:value-type="float">
            <text:p>61.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7" calcext:value-type="float">
            <text:p>137</text:p>
          </table:table-cell>
          <table:table-cell office:value-type="float" office:value="76.3" calcext:value-type="float">
            <text:p>76.3</text:p>
          </table:table-cell>
          <table:table-cell office:value-type="float" office:value="2.4" calcext:value-type="float">
            <text:p>2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57" calcext:value-type="float">
            <text:p>57</text:p>
          </table:table-cell>
          <table:table-cell office:value-type="float" office:value="138" calcext:value-type="float">
            <text:p>138</text:p>
          </table:table-cell>
          <table:table-cell office:value-type="float" office:value="419" calcext:value-type="float">
            <text:p>41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57" calcext:value-type="float">
            <text:p>57</text:p>
          </table:table-cell>
          <table:table-cell office:value-type="float" office:value="139" calcext:value-type="float">
            <text:p>139</text:p>
          </table:table-cell>
          <table:table-cell office:value-type="float" office:value="32.4" calcext:value-type="float">
            <text:p>32.4</text:p>
          </table:table-cell>
          <table:table-cell office:value-type="float" office:value="3.1" calcext:value-type="float">
            <text:p>3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2" calcext:value-type="float">
            <text:p>132</text:p>
          </table:table-cell>
          <table:table-cell office:value-type="float" office:value="1570" calcext:value-type="float">
            <text:p>1570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4" calcext:value-type="float">
            <text:p>134</text:p>
          </table:table-cell>
          <table:table-cell office:value-type="float" office:value="967" calcext:value-type="float">
            <text:p>967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5" calcext:value-type="float">
            <text:p>135</text:p>
          </table:table-cell>
          <table:table-cell office:value-type="float" office:value="1320" calcext:value-type="float">
            <text:p>1320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6" calcext:value-type="float">
            <text:p>136</text:p>
          </table:table-cell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973" calcext:value-type="float">
            <text:p>973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39" calcext:value-type="float">
            <text:p>139</text:p>
          </table:table-cell>
          <table:table-cell office:value-type="float" office:value="214" calcext:value-type="float">
            <text:p>2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41" calcext:value-type="float">
            <text:p>141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59" calcext:value-type="float">
            <text:p>59</text:p>
          </table:table-cell>
          <table:table-cell office:value-type="float" office:value="141" calcext:value-type="float">
            <text:p>141</text:p>
          </table:table-cell>
          <table:table-cell office:value-type="float" office:value="111.4" calcext:value-type="float">
            <text:p>111.4</text:p>
          </table:table-cell>
          <table:table-cell office:value-type="float" office:value="1.4" calcext:value-type="float">
            <text:p>1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59" calcext:value-type="float">
            <text:p>59</text:p>
          </table:table-cell>
          <table:table-cell office:value-type="float" office:value="142" calcext:value-type="float">
            <text:p>142</text:p>
          </table:table-cell>
          <table:table-cell office:value-type="float" office:value="415" calcext:value-type="float">
            <text:p>415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59" calcext:value-type="float">
            <text:p>59</text:p>
          </table:table-cell>
          <table:table-cell office:value-type="float" office:value="143" calcext:value-type="float">
            <text:p>143</text:p>
          </table:table-cell>
          <table:table-cell office:value-type="float" office:value="350" calcext:value-type="float">
            <text:p>350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3" calcext:value-type="float">
            <text:p>143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office:value-type="float" office:value="81.3" calcext:value-type="float">
            <text:p>81.3</text:p>
          </table:table-cell>
          <table:table-cell office:value-type="float" office:value="1.5" calcext:value-type="float">
            <text:p>1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5" calcext:value-type="float">
            <text:p>145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6" calcext:value-type="float">
            <text:p>146</text:p>
          </table:table-cell>
          <table:table-cell office:value-type="float" office:value="91.2" calcext:value-type="float">
            <text:p>91.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7" calcext:value-type="float">
            <text:p>147</text:p>
          </table:table-cell>
          <table:table-cell office:value-type="float" office:value="544" calcext:value-type="float">
            <text:p>5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61" calcext:value-type="float">
            <text:p>61</text:p>
          </table:table-cell>
          <table:table-cell office:value-type="float" office:value="147" calcext:value-type="float">
            <text:p>147</text:p>
          </table:table-cell>
          <table:table-cell office:value-type="float" office:value="709" calcext:value-type="float">
            <text:p>70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61" calcext:value-type="float">
            <text:p>61</text:p>
          </table:table-cell>
          <table:table-cell office:value-type="float" office:value="148" calcext:value-type="float">
            <text:p>148</text:p>
          </table:table-cell>
          <table:table-cell office:value-type="float" office:value="2970" calcext:value-type="float">
            <text:p>297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61" calcext:value-type="float">
            <text:p>61</text:p>
          </table:table-cell>
          <table:table-cell office:value-type="float" office:value="149" calcext:value-type="float">
            <text:p>149</text:p>
          </table:table-cell>
          <table:table-cell office:value-type="float" office:value="2510" calcext:value-type="float">
            <text:p>251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44" calcext:value-type="float">
            <text:p>144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47" calcext:value-type="float">
            <text:p>147</text:p>
          </table:table-cell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48" calcext:value-type="float">
            <text:p>148</text:p>
          </table:table-cell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49" calcext:value-type="float">
            <text:p>149</text:p>
          </table:table-cell>
          <table:table-cell office:value-type="float" office:value="1820" calcext:value-type="float">
            <text:p>182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51" calcext:value-type="float">
            <text:p>151</text:p>
          </table:table-cell>
          <table:table-cell office:value-type="float" office:value="3031" calcext:value-type="float">
            <text:p>3031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52" calcext:value-type="float">
            <text:p>152</text:p>
          </table:table-cell>
          <table:table-cell office:value-type="float" office:value="473" calcext:value-type="float">
            <text:p>47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53" calcext:value-type="float">
            <text:p>153</text:p>
          </table:table-cell>
          <table:table-cell office:value-type="float" office:value="1095" calcext:value-type="float">
            <text:p>109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float" office:value="154" calcext:value-type="float">
            <text:p>154</text:p>
          </table:table-cell>
          <table:table-cell office:value-type="float" office:value="206" calcext:value-type="float">
            <text:p>20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float" office:value="151" calcext:value-type="float">
            <text:p>151</text:p>
          </table:table-cell>
          <table:table-cell office:value-type="float" office:value="3437" calcext:value-type="float">
            <text:p>3437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float" office:value="152" calcext:value-type="float">
            <text:p>152</text:p>
          </table:table-cell>
          <table:table-cell office:value-type="float" office:value="7600" calcext:value-type="float">
            <text:p>760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float" office:value="153" calcext:value-type="float">
            <text:p>153</text:p>
          </table:table-cell>
          <table:table-cell office:value-type="float" office:value="2628" calcext:value-type="float">
            <text:p>2628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float" office:value="154" calcext:value-type="float">
            <text:p>154</text:p>
          </table:table-cell>
          <table:table-cell office:value-type="float" office:value="4420" calcext:value-type="float">
            <text:p>4420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float" office:value="155" calcext:value-type="float">
            <text:p>155</text:p>
          </table:table-cell>
          <table:table-cell office:value-type="float" office:value="1320" calcext:value-type="float">
            <text:p>1320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2" calcext:value-type="float">
            <text:p>152</text:p>
          </table:table-cell>
          <table:table-cell office:value-type="float" office:value="1049" calcext:value-type="float">
            <text:p>104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4550" calcext:value-type="float">
            <text:p>455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4" calcext:value-type="float">
            <text:p>154</text:p>
          </table:table-cell>
          <table:table-cell office:value-type="float" office:value="1028" calcext:value-type="float">
            <text:p>102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2648" calcext:value-type="float">
            <text:p>2648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6" calcext:value-type="float">
            <text:p>156</text:p>
          </table:table-cell>
          <table:table-cell office:value-type="float" office:value="615" calcext:value-type="float">
            <text:p>61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7" calcext:value-type="float">
            <text:p>157</text:p>
          </table:table-cell>
          <table:table-cell office:value-type="float" office:value="1369" calcext:value-type="float">
            <text:p>136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58" calcext:value-type="float">
            <text:p>158</text:p>
          </table:table-cell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65" calcext:value-type="float">
            <text:p>65</text:p>
          </table:table-cell>
          <table:table-cell office:value-type="float" office:value="157" calcext:value-type="float">
            <text:p>157</text:p>
          </table:table-cell>
          <table:table-cell office:value-type="float" office:value="30.24" calcext:value-type="float">
            <text:p>30.24</text:p>
          </table:table-cell>
          <table:table-cell table:style-name="ce8" office:value-type="percentage" office:value="2" calcext:value-type="percentage">
            <text:p>200.00%</text:p>
          </table:table-cell>
          <table:table-cell/>
          <table:table-cell table:style-name="ce14" office:value-type="string" calcext:value-type="string">
            <text:p>JINAC</text:p>
          </table:table-cell>
          <table:table-cell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65" calcext:value-type="float">
            <text:p>65</text:p>
          </table:table-cell>
          <table:table-cell office:value-type="float" office:value="159" calcext:value-type="float">
            <text:p>159</text:p>
          </table:table-cell>
          <table:table-cell office:value-type="float" office:value="1580" calcext:value-type="float">
            <text:p>158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3240" calcext:value-type="float">
            <text:p>324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56" calcext:value-type="float">
            <text:p>156</text:p>
          </table:table-cell>
          <table:table-cell office:value-type="float" office:value="1612" calcext:value-type="float">
            <text:p>1612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58" calcext:value-type="float">
            <text:p>158</text:p>
          </table:table-cell>
          <table:table-cell office:value-type="float" office:value="1060" calcext:value-type="float">
            <text:p>1060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60" calcext:value-type="float">
            <text:p>160</text:p>
          </table:table-cell>
          <table:table-cell office:value-type="float" office:value="890" calcext:value-type="float">
            <text:p>89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61" calcext:value-type="float">
            <text:p>161</text:p>
          </table:table-cell>
          <table:table-cell office:value-type="float" office:value="1964" calcext:value-type="float">
            <text:p>196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62" calcext:value-type="float">
            <text:p>162</text:p>
          </table:table-cell>
          <table:table-cell office:value-type="float" office:value="446" calcext:value-type="float">
            <text:p>44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63" calcext:value-type="float">
            <text:p>163</text:p>
          </table:table-cell>
          <table:table-cell office:value-type="float" office:value="1112" calcext:value-type="float">
            <text:p>111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67" calcext:value-type="float">
            <text:p>67</text:p>
          </table:table-cell>
          <table:table-cell office:value-type="float" office:value="163" calcext:value-type="float">
            <text:p>163</text:p>
          </table:table-cell>
          <table:table-cell office:value-type="float" office:value="2125" calcext:value-type="float">
            <text:p>2125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office:value-type="float" office:value="1280" calcext:value-type="float">
            <text:p>128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2" calcext:value-type="float">
            <text:p>162</text:p>
          </table:table-cell>
          <table:table-cell office:value-type="float" office:value="1624" calcext:value-type="float">
            <text:p>1624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4" calcext:value-type="float">
            <text:p>164</text:p>
          </table:table-cell>
          <table:table-cell office:value-type="float" office:value="1084" calcext:value-type="float">
            <text:p>1084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6" calcext:value-type="float">
            <text:p>166</text:p>
          </table:table-cell>
          <table:table-cell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7" calcext:value-type="float">
            <text:p>167</text:p>
          </table:table-cell>
          <table:table-cell office:value-type="float" office:value="1425" calcext:value-type="float">
            <text:p>1425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8" calcext:value-type="float">
            <text:p>168</text:p>
          </table:table-cell>
          <table:table-cell office:value-type="float" office:value="338" calcext:value-type="float">
            <text:p>338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float" office:value="169" calcext:value-type="float">
            <text:p>169</text:p>
          </table:table-cell>
          <table:table-cell office:value-type="float" office:value="653" calcext:value-type="float">
            <text:p>653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69" calcext:value-type="float">
            <text:p>69</text:p>
          </table:table-cell>
          <table:table-cell office:value-type="float" office:value="169" calcext:value-type="float">
            <text:p>169</text:p>
          </table:table-cell>
          <table:table-cell office:value-type="float" office:value="1129" calcext:value-type="float">
            <text:p>1129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69" calcext:value-type="float">
            <text:p>69</text:p>
          </table:table-cell>
          <table:table-cell office:value-type="float" office:value="170" calcext:value-type="float">
            <text:p>170</text:p>
          </table:table-cell>
          <table:table-cell office:value-type="float" office:value="1870" calcext:value-type="float">
            <text:p>1870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Tm</text:p>
          </table:table-cell>
          <table:table-cell office:value-type="float" office:value="69" calcext:value-type="float">
            <text:p>69</text:p>
          </table:table-cell>
          <table:table-cell office:value-type="float" office:value="171" calcext:value-type="float">
            <text:p>171</text:p>
          </table:table-cell>
          <table:table-cell office:value-type="float" office:value="486" calcext:value-type="float">
            <text:p>486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68" calcext:value-type="float">
            <text:p>168</text:p>
          </table:table-cell>
          <table:table-cell office:value-type="float" office:value="1214" calcext:value-type="float">
            <text:p>1214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68" calcext:value-type="float">
            <text:p>76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1" calcext:value-type="float">
            <text:p>171</text:p>
          </table:table-cell>
          <table:table-cell office:value-type="float" office:value="1210" calcext:value-type="float">
            <text:p>121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3" calcext:value-type="float">
            <text:p>173</text:p>
          </table:table-cell>
          <table:table-cell office:value-type="float" office:value="754" calcext:value-type="float">
            <text:p>75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4" calcext:value-type="float">
            <text:p>174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  <table:table-cell office:value-type="float" office:value="558" calcext:value-type="float">
            <text:p>55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71" calcext:value-type="float">
            <text:p>71</text:p>
          </table:table-cell>
          <table:table-cell office:value-type="float" office:value="175" calcext:value-type="float">
            <text:p>175</text:p>
          </table:table-cell>
          <table:table-cell office:value-type="float" office:value="1219" calcext:value-type="float">
            <text:p>12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</text:p>
          </table:table-cell>
          <table:table-cell office:value-type="float" office:value="71" calcext:value-type="float">
            <text:p>71</text:p>
          </table:table-cell>
          <table:table-cell office:value-type="float" office:value="176" calcext:value-type="float">
            <text:p>176</text:p>
          </table:table-cell>
          <table:table-cell office:value-type="float" office:value="1639" calcext:value-type="float">
            <text:p>1639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float" office:value="983" calcext:value-type="float">
            <text:p>983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office:value-type="float" office:value="626" calcext:value-type="float">
            <text:p>62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77" calcext:value-type="float">
            <text:p>177</text:p>
          </table:table-cell>
          <table:table-cell office:value-type="float" office:value="1544" calcext:value-type="float">
            <text:p>154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78" calcext:value-type="float">
            <text:p>178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79" calcext:value-type="float">
            <text:p>179</text:p>
          </table:table-cell>
          <table:table-cell office:value-type="float" office:value="922" calcext:value-type="float">
            <text:p>92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81" calcext:value-type="float">
            <text:p>181</text:p>
          </table:table-cell>
          <table:table-cell office:value-type="float" office:value="194" calcext:value-type="float">
            <text:p>194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float" office:value="182" calcext:value-type="float">
            <text:p>182</text:p>
          </table:table-cell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3" calcext:value-type="float">
            <text:p>73</text:p>
          </table:table-cell>
          <table:table-cell office:value-type="float" office:value="179" calcext:value-type="float">
            <text:p>179</text:p>
          </table:table-cell>
          <table:table-cell office:value-type="float" office:value="1334" calcext:value-type="float">
            <text:p>1334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1465" calcext:value-type="float">
            <text:p>146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office:value-type="float" office:value="766" calcext:value-type="float">
            <text:p>76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73" calcext:value-type="float">
            <text:p>73</text:p>
          </table:table-cell>
          <table:table-cell office:value-type="float" office:value="182" calcext:value-type="float">
            <text:p>182</text:p>
          </table:table-cell>
          <table:table-cell office:value-type="float" office:value="1120" calcext:value-type="float">
            <text:p>112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office:value-type="float" office:value="660" calcext:value-type="float">
            <text:p>660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2" calcext:value-type="float">
            <text:p>182</text:p>
          </table:table-cell>
          <table:table-cell office:value-type="float" office:value="274" calcext:value-type="float">
            <text:p>27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3" calcext:value-type="float">
            <text:p>183</text:p>
          </table:table-cell>
          <table:table-cell office:value-type="float" office:value="515" calcext:value-type="float">
            <text:p>51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4" calcext:value-type="float">
            <text:p>184</text:p>
          </table:table-cell>
          <table:table-cell office:value-type="float" office:value="222" calcext:value-type="float">
            <text:p>22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float" office:value="553" calcext:value-type="float">
            <text:p>55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186" calcext:value-type="float">
            <text:p>186</text:p>
          </table:table-cell>
          <table:table-cell office:value-type="float" office:value="234" calcext:value-type="float">
            <text:p>23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1535" calcext:value-type="float">
            <text:p>1535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75" calcext:value-type="float">
            <text:p>75</text:p>
          </table:table-cell>
          <table:table-cell office:value-type="float" office:value="186" calcext:value-type="float">
            <text:p>186</text:p>
          </table:table-cell>
          <table:table-cell office:value-type="float" office:value="1550" calcext:value-type="float">
            <text:p>155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Re</text:p>
          </table:table-cell>
          <table:table-cell office:value-type="float" office:value="75" calcext:value-type="float">
            <text:p>75</text:p>
          </table:table-cell>
          <table:table-cell office:value-type="float" office:value="187" calcext:value-type="float">
            <text:p>187</text:p>
          </table:table-cell>
          <table:table-cell office:value-type="float" office:value="1160" calcext:value-type="float">
            <text:p>1160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84" calcext:value-type="float">
            <text:p>184</text:p>
          </table:table-cell>
          <table:table-cell office:value-type="float" office:value="590" calcext:value-type="float">
            <text:p>590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86" calcext:value-type="float">
            <text:p>186</text:p>
          </table:table-cell>
          <table:table-cell office:value-type="float" office:value="410" calcext:value-type="float">
            <text:p>41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87" calcext:value-type="float">
            <text:p>187</text:p>
          </table:table-cell>
          <table:table-cell office:value-type="float" office:value="966" calcext:value-type="float">
            <text:p>966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88" calcext:value-type="float">
            <text:p>188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89" calcext:value-type="float">
            <text:p>189</text:p>
          </table:table-cell>
          <table:table-cell office:value-type="float" office:value="1168" calcext:value-type="float">
            <text:p>1168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91" calcext:value-type="float">
            <text:p>191</text:p>
          </table:table-cell>
          <table:table-cell office:value-type="float" office:value="1290" calcext:value-type="float">
            <text:p>129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float" office:value="192" calcext:value-type="float">
            <text:p>192</text:p>
          </table:table-cell>
          <table:table-cell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77" calcext:value-type="float">
            <text:p>77</text:p>
          </table:table-cell>
          <table:table-cell office:value-type="float" office:value="191" calcext:value-type="float">
            <text:p>191</text:p>
          </table:table-cell>
          <table:table-cell office:value-type="float" office:value="1350" calcext:value-type="float">
            <text:p>1350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77" calcext:value-type="float">
            <text:p>77</text:p>
          </table:table-cell>
          <table:table-cell office:value-type="float" office:value="192" calcext:value-type="float">
            <text:p>192</text:p>
          </table:table-cell>
          <table:table-cell office:value-type="float" office:value="2080" calcext:value-type="float">
            <text:p>2080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Ir</text:p>
          </table:table-cell>
          <table:table-cell office:value-type="float" office:value="77" calcext:value-type="float">
            <text:p>77</text:p>
          </table:table-cell>
          <table:table-cell office:value-type="float" office:value="193" calcext:value-type="float">
            <text:p>193</text:p>
          </table:table-cell>
          <table:table-cell office:value-type="float" office:value="994" calcext:value-type="float">
            <text:p>994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0" calcext:value-type="float">
            <text:p>190</text:p>
          </table:table-cell>
          <table:table-cell office:value-type="float" office:value="508" calcext:value-type="float">
            <text:p>508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2" calcext:value-type="float">
            <text:p>192</text:p>
          </table:table-cell>
          <table:table-cell office:value-type="float" office:value="590" calcext:value-type="float">
            <text:p>59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3" calcext:value-type="float">
            <text:p>193</text:p>
          </table:table-cell>
          <table:table-cell office:value-type="float" office:value="1123" calcext:value-type="float">
            <text:p>1123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4" calcext:value-type="float">
            <text:p>194</text:p>
          </table:table-cell>
          <table:table-cell office:value-type="float" office:value="365" calcext:value-type="float">
            <text:p>365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5" calcext:value-type="float">
            <text:p>195</text:p>
          </table:table-cell>
          <table:table-cell office:value-type="float" office:value="860" calcext:value-type="float">
            <text:p>86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6" calcext:value-type="float">
            <text:p>196</text:p>
          </table:table-cell>
          <table:table-cell office:value-type="float" office:value="183" calcext:value-type="float">
            <text:p>18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float" office:value="198" calcext:value-type="float">
            <text:p>198</text:p>
          </table:table-cell>
          <table:table-cell office:value-type="float" office:value="92.2" calcext:value-type="float">
            <text:p>92.2</text:p>
          </table:table-cell>
          <table:table-cell office:value-type="float" office:value="4.6" calcext:value-type="float">
            <text:p>4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79" calcext:value-type="float">
            <text:p>79</text:p>
          </table:table-cell>
          <table:table-cell office:value-type="float" office:value="197" calcext:value-type="float">
            <text:p>197</text:p>
          </table:table-cell>
          <table:table-cell office:value-type="float" office:value="582" calcext:value-type="float">
            <text:p>58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</text:p>
          </table:table-cell>
          <table:table-cell office:value-type="float" office:value="79" calcext:value-type="float">
            <text:p>79</text:p>
          </table:table-cell>
          <table:table-cell office:value-type="float" office:value="198" calcext:value-type="float">
            <text:p>198</text:p>
          </table:table-cell>
          <table:table-cell office:value-type="float" office:value="840" calcext:value-type="float">
            <text:p>840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198" calcext:value-type="float">
            <text:p>198</text:p>
          </table:table-cell>
          <table:table-cell office:value-type="float" office:value="173" calcext:value-type="float">
            <text:p>17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float" office:value="374" calcext:value-type="float">
            <text:p>374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264" calcext:value-type="float">
            <text:p>2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202" calcext:value-type="float">
            <text:p>202</text:p>
          </table:table-cell>
          <table:table-cell office:value-type="float" office:value="63.2" calcext:value-type="float">
            <text:p>63.2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float" office:value="204" calcext:value-type="float">
            <text:p>20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81" calcext:value-type="float">
            <text:p>81</text:p>
          </table:table-cell>
          <table:table-cell office:value-type="float" office:value="203" calcext:value-type="float">
            <text:p>203</text:p>
          </table:table-cell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81" calcext:value-type="float">
            <text:p>81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Tl</text:p>
          </table:table-cell>
          <table:table-cell office:value-type="float" office:value="81" calcext:value-type="float">
            <text:p>81</text:p>
          </table:table-cell>
          <table:table-cell office:value-type="float" office:value="205" calcext:value-type="float">
            <text:p>205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4" calcext:value-type="float">
            <text:p>204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5" calcext:value-type="float">
            <text:p>205</text:p>
          </table:table-cell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6" calcext:value-type="float">
            <text:p>206</text:p>
          </table:table-cell>
          <table:table-cell office:value-type="float" office:value="14.5" calcext:value-type="float">
            <text:p>14.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7" calcext:value-type="float">
            <text:p>207</text:p>
          </table:table-cell>
          <table:table-cell office:value-type="float" office:value="9.9" calcext:value-type="float">
            <text:p>9.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float" office:value="208" calcext:value-type="float">
            <text:p>208</text:p>
          </table:table-cell>
          <table:table-cell office:value-type="float" office:value="0.36" calcext:value-type="float">
            <text:p>0.36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83" calcext:value-type="float">
            <text:p>83</text:p>
          </table:table-cell>
          <table:table-cell office:value-type="float" office:value="209" calcext:value-type="float">
            <text:p>209</text:p>
          </table:table-cell>
          <table:table-cell office:value-type="float" office:value="2.56" calcext:value-type="float">
            <text:p>2.56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  <table:table-row table:style-name="ro1">
          <table:table-cell office:value-type="string" calcext:value-type="string">
            <text:p>Bi</text:p>
          </table:table-cell>
          <table:table-cell office:value-type="float" office:value="83" calcext:value-type="float">
            <text:p>83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dunda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3:27:50.010437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8T16:41:06.982697551</meta:creation-date>
    <dc:date>2021-03-15T17:18:12.022585260</dc:date>
    <meta:editing-duration>PT11H3M41S</meta:editing-duration>
    <meta:editing-cycles>155</meta:editing-cycles>
    <meta:generator>LibreOffice/6.4.6.2$Linux_X86_64 LibreOffice_project/40$Build-2</meta:generator>
    <meta:document-statistic meta:table-count="2" meta:cell-count="4781" meta:object-count="0"/>
  </office:meta>
</office:document-meta>
</file>